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89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1.97cm"/>
    </style:style>
    <style:style style:name="co5" style:family="table-column">
      <style:table-column-properties fo:break-before="auto" style:column-width="4.752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3.198cm"/>
    </style:style>
    <style:style style:name="co8" style:family="table-column">
      <style:table-column-properties fo:break-before="auto" style:column-width="2.462cm"/>
    </style:style>
    <style:style style:name="co9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vám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ubstantiv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mething/thing</text:p>
          </table:table-cell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á-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अ॒हम्</text:p>
          </table:table-cell>
          <table:table-cell office:value-type="string" calcext:value-type="string">
            <text:p>त्वम्</text:p>
          </table:table-cell>
          <table:table-cell office:value-type="string" calcext:value-type="string">
            <text:p>कश्चि॑त्</text:p>
          </table:table-cell>
          <table:table-cell office:value-type="string" calcext:value-type="string">
            <text:p>नरः॑</text:p>
          </table:table-cell>
          <table:table-cell office:value-type="string" calcext:value-type="string">
            <text:p>किञ्चि॑त्</text:p>
          </table:table-cell>
          <table:table-cell office:value-type="string" calcext:value-type="string">
            <text:p>त॒नू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ám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Relational substantives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p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á- ~ tá-</text:p>
          </table:table-cell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Determiner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other~else~anot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ndra-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इ॒दम्</text:p>
          </table:table-cell>
          <table:table-cell/>
          <table:table-cell office:value-type="string" calcext:value-type="string">
            <text:p>अ॒न्यत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á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Quantifier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uch/many</text:p>
          </table:table-cell>
          <table:table-cell office:value-type="string" calcext:value-type="string">
            <text:p>little/f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ám</text:p>
          </table:table-cell>
          <table:table-cell office:value-type="float" office:value="370" calcext:value-type="float">
            <text:p>370</text:p>
          </table:table-cell>
          <table:table-cell table:number-columns-repeated="5"/>
          <table:table-cell office:value-type="string" calcext:value-type="string">
            <text:p>विश्वा॑न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ní-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Evaluato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á-</text:p>
          </table:table-cell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s- 1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Descriptor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á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víśva-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1" office:value-type="string" calcext:value-type="string">
            <text:p>Mental predicates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don't want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h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í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 office:value-type="string" calcext:value-type="string">
            <text:p>Speech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words</text:p>
          </table:table-cell>
          <table:table-cell table:style-name="ce2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स॒त्यम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√kr̥-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" office:value-type="string" calcext:value-type="string">
            <text:p>Actions, events, movemen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mo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√dhā- 1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" office:value-type="string" calcext:value-type="string">
            <text:p>Existence, possession</text:p>
          </table:table-cell>
          <table:table-cell office:value-type="string" calcext:value-type="string">
            <text:p>Be (somewhere)</text:p>
          </table:table-cell>
          <table:table-cell office:value-type="string" calcext:value-type="string">
            <text:p>there is</text:p>
          </table:table-cell>
          <table:table-cell office:value-type="string" calcext:value-type="string">
            <text:p>be (someone/something)</text:p>
          </table:table-cell>
          <table:table-cell office:value-type="string" calcext:value-type="string">
            <text:p>(is) m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ú- ~ div-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"/>
          <table:table-cell table:number-columns-repeated="3"/>
          <table:table-cell office:value-type="string" calcext:value-type="string">
            <text:p>मम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ít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Life and death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í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√bhū-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" office:value-type="string" calcext:value-type="string">
            <text:p>Time</text:p>
          </table:table-cell>
          <table:table-cell office:value-type="string" calcext:value-type="string">
            <text:p>When/tim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a long time</text:p>
          </table:table-cell>
          <table:table-cell office:value-type="string" calcext:value-type="string">
            <text:p>a short time</text:p>
          </table:table-cell>
          <table:table-cell office:value-type="string" calcext:value-type="string">
            <text:p>for some time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"/>
          <table:table-cell office:value-type="string" calcext:value-type="string">
            <text:p>क॒दा</text:p>
          </table:table-cell>
          <table:table-cell office:value-type="string" calcext:value-type="string">
            <text:p>इ॒दा</text:p>
          </table:table-cell>
          <table:table-cell table:number-columns-repeated="2"/>
          <table:table-cell office:value-type="string" calcext:value-type="string">
            <text:p>दी॒र्घम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á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" office:value-type="string" calcext:value-type="string">
            <text:p>Space</text:p>
          </table:table-cell>
          <table:table-cell office:value-type="string" calcext:value-type="string">
            <text:p>Where/place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ouch (contact)</text:p>
          </table:table-cell>
        </table:table-row>
        <table:table-row table:style-name="ro1">
          <table:table-cell office:value-type="string" calcext:value-type="string">
            <text:p>abhí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"/>
          <table:table-cell office:value-type="string" calcext:value-type="string">
            <text:p>क्व॑</text:p>
          </table:table-cell>
          <table:table-cell office:value-type="string" calcext:value-type="string">
            <text:p>इ॒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ár-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1" office:value-type="string" calcext:value-type="string">
            <text:p>Logical concep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óma-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"/>
          <table:table-cell office:value-type="string" calcext:value-type="string">
            <text:p>न</text:p>
          </table:table-cell>
          <table:table-cell table:number-columns-repeated="2"/>
          <table:table-cell office:value-type="string" calcext:value-type="string">
            <text:p>हि</text:p>
          </table:table-cell>
          <table:table-cell office:value-type="string" calcext:value-type="string">
            <text:p>यत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h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Intensifier, augmentor</text:p>
          </table:table-cell>
          <table:table-cell office:value-type="string" calcext:value-type="string">
            <text:p>Very, m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yí- ~ rāy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√su-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string" calcext:value-type="string">
            <text:p>Similarity</text:p>
          </table:table-cell>
          <table:table-cell office:value-type="string" calcext:value-type="string">
            <text:p>Like/as/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√bhr̥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jñá-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am-</text:p>
          </table:table-cell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-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- 1</text:p>
          </table:table-cell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-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- 1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- ~ gīr-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-</text:p>
          </table:table-cell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- ~ gó-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-</text:p>
          </table:table-cell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ū-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</text:p>
          </table:table-cell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u-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-</text:p>
          </table:table-cell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-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s-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u-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ú</text:p>
          </table:table-cell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ín-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ṣ-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1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dh-</text:p>
          </table:table-cell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tí-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a-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-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</text:p>
          </table:table-cell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á- ~ tyá-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- 2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van-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uṇa-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̄- 1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h-</text:p>
          </table:table-cell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-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anⁱ-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- 2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́-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a-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a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m-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hā-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ⁱ-</text:p>
          </table:table-cell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ar-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ś- 1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i-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j-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nt-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-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u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vas-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ya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d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c-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ś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an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ū-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í-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ya-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vⁱ-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hā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hi-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asī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a-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a-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-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-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-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- 1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- 2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ú-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a-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yá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vará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n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a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d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j-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i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dh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vas-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ṣá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ár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jan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á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-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-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u-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śváṁs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yú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t-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n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ityá-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c- 1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as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á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yaman-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- 1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́nt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as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nám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tár-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m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á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ú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ú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ka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as-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á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í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uṣ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ī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c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t-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ŕ̥ta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ás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n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̄- 1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- ~ vr̥̄-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ís-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i-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ár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ivī́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thā- ~ path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yá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́nu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has-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- 1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- 1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í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ga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á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uṣa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́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d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-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-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ā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ī- 1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ś-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itár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mán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bhá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dhas- 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man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h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u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ṁs-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enú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hūtá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á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ín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ī́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dh- 1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nⁱ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j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ḍ- ~ √īḷ-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ivant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ā́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í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ā́váruṇa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satya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y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cas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á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j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r̥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h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i-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ára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távedas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pat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tí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óṣas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ī́ra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tpati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mán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ṇu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ṣi-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ī- 1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ṣ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́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vata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ṣán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í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yas- 2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ū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(y)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u- ~ nū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- 1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h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ś-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ár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mant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itár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atí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índhu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há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y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íy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van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iti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vant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ú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viṣṭha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-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ī- 1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ṣṭi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í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ī́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m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y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man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vaká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udrá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rátu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tí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á- 1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ján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rtya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thi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t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śvant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arⁱ-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ú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tá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ú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di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tāvan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s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ś-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ā́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yu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ruta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va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as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r̥ktí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í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uṣák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t- 1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kṣ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ūr(v)- ~ tur-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tár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á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tí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ánt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a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áya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vant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ú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v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j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ni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ra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kratu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bh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ś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i- 1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kṣ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n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dh-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- 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man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iḥ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á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thiv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yás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́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ī́ry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dh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van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ri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ya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ud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ic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k-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úh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dr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y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it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h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aṇa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st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m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man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ṁhiṣṭh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t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r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úṁs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śasti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ás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ī́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śmí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ás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mas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eṇy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c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sāti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í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ra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ti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śu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ṣṇa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r̥ṣ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̥- ~ dr̥̄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- 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nⁱ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pary-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ádvāj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bh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íṣmant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ádānu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hí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vát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ṇí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ā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ká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y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há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a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atr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ar ~ áhan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i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ya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ñj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śasy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j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uc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ā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̄- 1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kṣ-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́ñc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man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rā- 1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éṣas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y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éṣṭh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īṣā́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ág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var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n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ā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t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s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t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í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ni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ṇvasu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thā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r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ú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s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vá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ṣma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akṣ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u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ḍ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t- 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c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j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dh-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há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yà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új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ri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rdí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u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śat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iṇ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í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óti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s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ú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yú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ḍhváṁ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́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y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y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ñc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anā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śā́d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ṣṭar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ivant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eda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m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n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ṣadhī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s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kr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ená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tru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ūṣ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kṣⁱ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ṣ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j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- 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uc-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t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úvan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tár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yat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vā́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ṭ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dhv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ṇ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s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cetas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tár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ṣṭ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jman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yú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t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ir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itá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ana- 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īt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ī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áth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pát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pus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t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īvas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thā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abdha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rigu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jí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id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yut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i- 2 ~ jinv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īv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am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i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m- 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ath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ej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ā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ruṣy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dⁱ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ś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t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r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ā- ~ śī-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pá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ṣ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y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ū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r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ṭár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marut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ṇ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bhast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ir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m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man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tv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ā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t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éṣṭh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spŕ̥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vásu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aṁdh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óṣ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ān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ŕ̥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ut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ita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dhi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nu- ~ snú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ŕ̥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á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ātá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m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rí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yu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tábarhi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hast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a- 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dā́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atá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j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v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́ḍy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s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sa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mí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j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ādhⁱ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ar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ā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uṣ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nd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h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ā- ~ si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nathⁱ-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vary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í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árikṣ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itá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mán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s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ā́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ā́van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ádāt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í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ā́rdi ~ hr̥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ā́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óś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m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it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īyaṁ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r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ṇv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p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n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nt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ú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h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rā́j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á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rátha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y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it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iprá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víd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it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carṣaṇ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ntam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t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aspát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carṣaṇi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śas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yut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r̥ṣṭ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ābhy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n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ś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iṣṭha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ṣṭí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dha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v- 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i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bh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n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yakṣ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nv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aś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r̥̄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r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dⁱ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rdh-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̥k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n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mi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trā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ā́vas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uyā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odās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r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úhā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āgní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ú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hū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ṁhán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ma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ya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t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vá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ás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ṣṭut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nar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á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m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ṇ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ukṣ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r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í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í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í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āt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ṇa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svant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tv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ma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dhā́t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í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ā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yú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ṇī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iṣṭh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as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th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ī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ha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k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r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á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dhak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vasān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ā́y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ṣmín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sya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ṣá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r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r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s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yu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v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ñ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hyā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and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ī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c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n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uṣ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j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ī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j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ādh- ~ sid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j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dhⁱ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ṣ- 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jay- 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s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ṣ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i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ubh-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ivá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í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dy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s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yá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ṅgá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ŕ̥g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ú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ur ~ dhán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ú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a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ā́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ā́vāpr̥thivī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v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hápa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óṣ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dā́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hā́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ví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tv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á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mah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mat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hin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ú- ~ nā́v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t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gv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bh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ŕ̥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v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jy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ṣṭh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n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kṣ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śn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an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t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ūp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ā́vr̥d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yáñ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́tar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ī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áv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ā́j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aś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van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p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ṭu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ká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nas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sah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á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ūyú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́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yút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tas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tū́r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ūt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yaṁ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cet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ra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yà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śá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gá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atí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i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ūrv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va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n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ṣ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āváruṇ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ḷ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k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s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huti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y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him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u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j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ā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s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ṁ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uṣⁱ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c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d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ambhⁱ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p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d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1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en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h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ī-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ī́k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rv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ú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ā́k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as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śij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án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ñj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hú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áṇ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g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dhn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ṭ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ī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ṣáṇ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uv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rm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ī́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pa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śrút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rm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t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avā́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a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ga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và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v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p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oṇí- ~ kṣoṇ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ód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ín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ṣ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ūrdh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á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ív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jā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ṇetá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́ñc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iy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īṇ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v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eṣṭhā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á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das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kṇ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íṣ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īṣí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vŕ̥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āv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āt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jū́s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ā́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ārh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úc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́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a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h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and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da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bhar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nr̥mṇ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ót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á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yà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r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íd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ú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nyú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s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ev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ā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jin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ùṣṭ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dha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dhan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pas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iṣṭh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ś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hiṣṭh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śī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vī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iṣṭhy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v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r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ti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harv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man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í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é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as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ír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ūṣ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vant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tama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vá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my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rāj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u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ī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ī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ṣ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aṇ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ā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ā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i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rivasy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ṣ- 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ādh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p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mⁱ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vasⁱ-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dy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i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ā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ś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eṣaj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oj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ój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vā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ipr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ṣaṇīs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n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ṁsán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távra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s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́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ṣ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ps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óṇ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ay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bár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átt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iṣṭ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s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́dh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n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iṣṭ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d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yavā́h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ápra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t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rtan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iy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á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t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ít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é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í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hi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t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ha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údhāy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áp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am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i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tva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asā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t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ṣvá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rhi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hi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ṇíj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kr̥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àñ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ś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nā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́t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r̥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jā́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avá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med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s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ṇī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s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kṣ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āṣá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ṁda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ṣ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śast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tá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vakáśoci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j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kṣ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p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s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hi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áhav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ardúg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ā́d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á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dhā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nā́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i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utár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írāsu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īrt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at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īth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ā́dh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áso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astí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umn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́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yà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bhān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tav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y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em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g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mak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dh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a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yā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árūt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áś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ṣváṇ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iṣ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á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ár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śán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í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vyà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ścí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thur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tú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ṇ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avān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ṁsag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āc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ghá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ī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tā́p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- 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st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vant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d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j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id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m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ūr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cyu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nat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y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ṣ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ām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i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stu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íś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vís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á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dh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cīṣama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kva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aṇ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ú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ta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á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īpáti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ras- ~ śīrṣán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and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j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ahmaṇy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b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nv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vasy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huṣ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u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dh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r̥̄- ~ jūr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īḍ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̄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u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ī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m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p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h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kand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u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p- 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ā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ś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ās-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ū- 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pit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m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śas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nijih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r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vra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kṣ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eṇ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á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cī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vāv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ṇi- ~ aráṇ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ādh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śasā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ṇa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ithig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ú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bhr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iyá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j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r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́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kŕ̥t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śoci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aut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ávā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kṣ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kṣu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tuṣpa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yáñ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asā́dha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gop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íṣṇ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hún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d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o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ar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o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ó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tsamad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aṇas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írvā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p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́th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anaśr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ṁs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ár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r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e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ṭhá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ṣṇ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én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úṣṭ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u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ṣī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áś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m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v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ṣṭh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é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acy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áṁdi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oj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oyú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sa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há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hán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g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ḷīk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t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hur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aríśv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s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v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m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ví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kā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hu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k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cā́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ráva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aṇ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át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uṣitáps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m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ūr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u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ū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úts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óhi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tá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m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p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́v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cit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dakṣ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astú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asv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ī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vá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í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bhukṣ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gmí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á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dhī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j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n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od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á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ry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udrávās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at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aṇy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át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m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úbhag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dŕ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yá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ā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vā́n (?)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k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úg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op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r̥ḷīk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á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rāt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ā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ú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é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iṣṭ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dhāp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mīḷ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ṣ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aśast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v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yud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yaṁ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r̥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īḷ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j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prī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īr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kt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u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iṣ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ṣ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áṇ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dyum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śúṣ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ṣv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yáj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t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h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ur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éjiṣṭ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rth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aprú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tut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ñ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iyā́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am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śí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arbú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ā́sānákt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ū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yaś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ṇ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g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ú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an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ūthyà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ūtár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tas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mad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apś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úkm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jan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n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aśvavát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àś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òm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v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ṣṭha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hāy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pard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sā́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tāp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a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ḷ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ra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ṇ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v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hú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tásru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yā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y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śas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ja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ṣā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chok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a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as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ām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 ~ akṣá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ānu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aṇy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ṭ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jun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t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redh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r̥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r̥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āt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na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āvant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jyeṣṭh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riṇ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kṣ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tu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kṣ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máśru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tárva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úty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á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áśoci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rú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ṣmínta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á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bar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v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kín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sāti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ma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aṣṭí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gh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g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eva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n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ej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u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̄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a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n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s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ś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ā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ś- 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uthⁱ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ṁ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b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d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t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r̥ś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ubh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p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yand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ā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k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ṣ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ś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̥ṣāy- 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āc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vasy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ī-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h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og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eṣ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ā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áśa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á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a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r̥ta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vad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gās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suj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ṁg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ha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t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drú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as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p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a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ú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án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ṁh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ṅgirasvá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l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p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k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ndá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iṣá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tr̥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adr̥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̥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a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s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ra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́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dh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dví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b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nd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vòj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ā́g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kr̥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bhī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ŕ̥k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varc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aj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āv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ú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enumá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n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n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́rā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y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tn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ávi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úh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ā́ghī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g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g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án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o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ḥśá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ján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p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īp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n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tády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ót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ā́vā-kṣā́m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dhy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pi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iṇ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g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ta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o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śvàdhv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t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ḷh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ṇā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mbhī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ṣ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ŕ̥ṣ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dh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ag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mag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śr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m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í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iṣ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ā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á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i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yaś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trā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o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m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n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rayasā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ā́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gm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su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vī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gr̥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m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rṇ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ī́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yed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ā́dh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māra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ś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r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ya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kú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nī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s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t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ŕ̥ṣ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í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ā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ū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ík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hát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dh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ma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j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īṣ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a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ḍi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h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o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u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á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yéd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dhrávā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ṣṭi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vra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oj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a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dār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ki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s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ḷ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īḷhúṣ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mádhi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e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í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h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áṇ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ád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as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uc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m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avāst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v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hruv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miśl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rr̥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ṇ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as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āvā́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u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tyā̀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at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i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ukuts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ñcāśá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c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ṣ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alig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é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pi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náth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yá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īv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śrá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śan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yā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ḷā́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dá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īḷ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tr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ā́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ī́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ścand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śā́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vaṇī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ástā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j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īṣ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ā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p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tr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m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ī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ṣk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kyā̀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ṣ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p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hracód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dr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ṣyá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oh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pr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úd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rávartan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spá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v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hiṇ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ītyà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ī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íś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yú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víy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é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īṣ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ívidyu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thyà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sā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muṣ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ā́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itv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h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īcī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t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í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adhā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śravas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á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ā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úvaś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st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ṁ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̥hay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á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ávi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́ṇ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ár- ~ t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avā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ú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cetú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e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ṁs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ā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ŕ̥ś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ŕ̥t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a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edh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arṇ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ayá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ṇ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átn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éś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ú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ap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ú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ra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cand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ávas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ár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úb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īś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gn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j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pat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ā́j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ṣ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éduha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o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u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y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ṁdr̥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bhar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kā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a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gm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n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p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dhāra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rath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ná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yat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p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sv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áṇ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śr̥ṅg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d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sádas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andhu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v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ṁśá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íkadru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āsadasya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kṣ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grī́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ṣṭ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íṣīm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dā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urjamb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u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r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ṣṭ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tum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rvayā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áb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aśaṁs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ok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b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hv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éc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cákr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c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gā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ānáhas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á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a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coyú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ivoví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ā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ā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út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vr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dh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ś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n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vāsá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́va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m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ádva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úṣṭ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tantasā́y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bhoj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ha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gūr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n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vār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ṁśat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ma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śa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ṣ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ídyav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cas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ú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bāh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ṣ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nd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ṣṭha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t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ṣaṭ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dhar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rūp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v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raṇ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patn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ha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pr̥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krat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maṇ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s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y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śás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d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tas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vāśi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é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ṣaṇ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mahū́t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ayájjan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tar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īr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in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bhutakrat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hn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mā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uṣṭ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a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r̥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dh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k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ṣṭu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dhr̥ṣṭ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g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āji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cet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tiṣk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tī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̥ṇ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y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v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ṇas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m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kr̥dhoyu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t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dvaṁ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ñjas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as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iv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rādh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ṣāḷ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ma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y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amā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tta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ṣṭ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bhū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adí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it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ty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ā́ttā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ithigv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á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amedh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áśv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deva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y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rmā́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śānakŕ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mūt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prí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lók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iṣṭ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ṣkeś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ā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tárat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varc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dhyú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á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án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īr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vr̥dh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kva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mīvan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r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óṇ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rada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īrá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īráśocis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áṣ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viṣ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śā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r̥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han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b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v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āv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av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ra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raj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iṣudh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t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̄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ī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ha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i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mas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i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r̥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̄- 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ṣaṇ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̥ghā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mi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nā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ūrd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ūd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n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raṇy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s- 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t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ñc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p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ṣ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- 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j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mⁱ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ūh-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and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bhū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kh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kṣa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māti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pra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sv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y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e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iṣṭi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rātr̥v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ardhayáj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óhas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yā́ra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í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hī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rahm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ak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et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ít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kṣi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bhu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a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hrí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mas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is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ruh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iṣeṇ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á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h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nitá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ri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á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mpūr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r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ṁs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a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h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iśu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īś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ir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ryamuḥ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t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dh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ú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ipá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ṣṇayā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nt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t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tī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i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j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bhīś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rv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v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ś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en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m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n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ind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aka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b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d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lb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mā́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uṣvad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yá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ūdh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rā́y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asph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kar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iprā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s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navān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mr̥ṣ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raś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á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c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k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p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t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ṁ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aṭ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anā́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at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át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h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igū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iṣṭa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aśo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k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uṇá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y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áma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ṇo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cadv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am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d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matrā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amīké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ura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harv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ūrtada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ū́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rvabhr̥gu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r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st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t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u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yā́(s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haryata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iṣ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r̥k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á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ó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ātá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ātá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ā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ñjas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asti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at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d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dā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s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t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śv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ṣṭ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bh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ulā́bhim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bū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v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hú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hí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ḷ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anā́ṭ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drajā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k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ndád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advāj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et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oj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ā́jajj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r̥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ur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g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n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sā́ke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ā́radv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īm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ŕ̥gav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hūm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hín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k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hm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áhmavā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addi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di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ray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̥háduk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d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ándh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hút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āḷhasŕ̥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ī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ŕ̥has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ṣ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m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r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iṣṇúdhū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tú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ndast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n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án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ā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itván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kitvín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dhraj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áśr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rā́y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ayán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dápravr̥d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ávat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é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í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ó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ó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úm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ā́ru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bhráce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an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dhr̥ṣ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kṣiṇí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yuhá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viṣṭ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odā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í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ś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ast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i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juṣṭ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sa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sa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pu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tā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ya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ávāt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vā́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ṣ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aṁj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ac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ac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nv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ma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ṇas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r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autá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ṁ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yaṁjin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i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m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mā́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uvákṣe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á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adv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vò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r̥ṣṇúṣe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v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vasman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u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nv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áv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i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únīcúm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ārayátkṣ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r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hūr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dhiṣ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ts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á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iṇ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v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oṇyà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haṁt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h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ṣ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vàn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ó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āp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̥śa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̥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ár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árī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dh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h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háṇ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m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niy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oṇ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yo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é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ó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ādhár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rād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o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v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ḥśī́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k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ṣváp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eṣo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bá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t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ivarta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ví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kṣá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áva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í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yumn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b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gdh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mū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rś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syu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t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d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m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śayan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áṁsu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é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vā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í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ó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r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ú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aúk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nā́p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rb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dhr̥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man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man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ci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n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ar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i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ā́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jih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yā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aś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prasad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ya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á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́p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īrghā́yuśoc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ŕ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ūre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ady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a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h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irikṣ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é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asā́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ṇaś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aprú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asn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ke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pra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áyo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ha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r̥tā́n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hóṣ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i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d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mat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ay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á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pī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rabh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ṣ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t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ábhaṇ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īv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̥bhītá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ádava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ṅg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rg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ávy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jā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rabha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r̥j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śr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óṣ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ú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tuví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ya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āṅg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dh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ŕ̥t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m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áva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ūrtā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yó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t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á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api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aṇyav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iśip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īmaśá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r̥di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raśc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v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t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ay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r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stay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áv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ḷ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éṣ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m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k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nirṇi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pā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av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aṇyābhī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iśmaś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írī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óman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āriyoj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ī́ḍ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d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ŕ̥ṣ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dhā́g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h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hmábh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-v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nā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p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p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av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rāparv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aj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thā́d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á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st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aṇ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itatv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k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udh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udh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á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í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ṣṭ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ádag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i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ga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gī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ū́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é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yó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lāṣabheṣa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nit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r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s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ñjat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ḷ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á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ív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ó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miv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r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vaśa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ī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rṇ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ū́r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k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nyā̀- ~ kanī́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am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añja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ṇagŕ̥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h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i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ivr̥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iśas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ví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asá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ś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i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id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ál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éd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d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hā́do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l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ó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tuví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nd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átvā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úm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pánīḷ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p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rí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á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ád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vart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vy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̥ṣṇáyo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bh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ayāk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iś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āy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mā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tsapu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tsavat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vít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dar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d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rv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ś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ho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áṇv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taved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éś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óśay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b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úyav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kambī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p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ā́rādhu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icó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ī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ū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ū́ci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raś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t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y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ít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aí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etrasā́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etraví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u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é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ṣ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kṣmaṇ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p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uśc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h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yadrí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dín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e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enad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iṣ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pa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h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uṁg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ū́j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ṣū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ráji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d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maśá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ná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ā́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út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sar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ob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śarśā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ṁhan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ṇigrī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g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mi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as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é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r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ád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akṣakŕ̥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ktá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t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tyú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̥ḷayá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acy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erag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ji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uv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dhv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hiṣ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n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rtya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í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dayi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dayiṣṇ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ru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tŕ̥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y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gho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kī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ā́n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ŕ̥g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ū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o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dī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g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kṣadd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s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ayi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ovr̥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e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ā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d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nits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r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tóś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yúd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kágrī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ṣṣap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c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p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vā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á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r̥ṣā́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áñc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bh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huṣṭ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kṣatra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áy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i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d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é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d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ítikti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rṣa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v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bhāné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ā́yám?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cī́nab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́l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ī́t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ū́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a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ajñ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ri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k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r̥kṣé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s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ś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bā́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c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h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p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var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vŕ̥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ṁ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iṣád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jányakran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ogavyū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vat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y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ómā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caí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āvŕ̥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ṇaya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ṇ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tyas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ayiṣṇ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h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ít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as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o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rák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uvár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ś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bd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ubh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śá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śáṅga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ṣy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aṅ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haṅg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bú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akṣiṇí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han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dí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h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khā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path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rā́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ak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to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sár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ar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abh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hama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i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tád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ā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vā́c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í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śá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śā́s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ṇen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a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y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bhar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dr̥p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s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sth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iṣṭ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yar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kṣ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yu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áṣṭi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cāman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tar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v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śa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ā́tard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kṣáyā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anā́j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bud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g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jr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p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hu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̥ts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ar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asth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o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ó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cé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d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gūr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h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m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jā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raí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u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pánt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rū́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sambhr̥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uvā́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ój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ṇ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ā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rū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akr̥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n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p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pu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itak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rṣ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n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vīr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śva: 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áḍgr̥b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piṣ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ṅg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íṭhī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ó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ó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úr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katr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pa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rt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th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tár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n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rāv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t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vīra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́ñcaja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ā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ī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dākus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hav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t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ŕ̥ṣada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a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yást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rvāyú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da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tá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́r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ūṣ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ho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h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man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hupátmaja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ja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as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kṣohá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b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psú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y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a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eś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oḷ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p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i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yí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ś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ṇv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h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a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máva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v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śadūr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bh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j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n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kṣ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th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áṁ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ó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dgav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úśatpa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dhas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j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j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spi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iṣá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t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m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sa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ṇḍ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ā́ṣṭ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dhád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dhád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ip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uhás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u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j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j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e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u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ut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áyu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tā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ñj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ák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ṇā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vaú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̥ṣṭ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ard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bh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an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án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cā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anās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ā́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mā́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a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ryà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rīcī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hástu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yóar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ív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n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dā́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po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poṣ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a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rí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jān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ar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bhr̥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ásra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hi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r̥ts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ŕ̥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kṣ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ar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ddh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iṣ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o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rát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s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pa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ávadh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ā́s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vara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janta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á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svá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j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k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rā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ay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aśru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d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gir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rād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s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yá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ómahā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man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c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dad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tan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án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á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vā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yád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ṁśíś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h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abhī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d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i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ádrātiṣ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bhar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dh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p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as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avá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u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ák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bho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d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r̥právandh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nābhú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l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ā́raś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ūrayūpav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kāv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í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ó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īrṇábarh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arhí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ā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h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á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cak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h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ravi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yó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y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árśa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í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dī́d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andhí(n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e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bhas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g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hó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yót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já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hād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r̥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ŕ̥t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á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kṣé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i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n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át ~ sma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é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é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mīḷ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it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ke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á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varg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v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rāyaṇ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sá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ā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ab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abhíṣṭ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ék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é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āś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san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sar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ap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yá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as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á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áj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vā́s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ajñ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á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avas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ó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ú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rú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ám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śúk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ak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i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ó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ā́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ṣṭh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bhiṣṭísum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n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ig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stimá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aí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idh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àr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dhit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gū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je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p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r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se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idyu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vr̥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ó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m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durā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d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vā́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á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magŕ̥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man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ū́magabhas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bh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cet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kthi- ~ sákt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mmiśl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aś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n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se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rvavī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s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s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v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é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índhu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mapr̥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bh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grat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h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m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pū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saṁś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vid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ś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úṣ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kamúk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lāvr̥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mrāj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nuṣá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rñj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mrāj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p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ā́ya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ŕ̥ṇ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rm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dado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ū́ryām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kvav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k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ūr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g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viṣī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jam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mámūrd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aśc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kás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śá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yay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dh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tí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barhí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kak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pr̥ṣṭ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sap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śīrṣ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adhast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adhás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ṣṭú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yàru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tā́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pá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t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ṇaskand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̥ṣucyá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ār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gryā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vī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á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urv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grā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jā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kūrmí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mag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iśag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íśrav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īrá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vī́ma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pratī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r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eṣásaṁd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á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ó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n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vā́d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d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kav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n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p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kṣ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u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rū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sk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tsi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iṣ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áv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é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g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j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m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úvi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n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vrasú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īv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tu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r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ū́tuj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bhayāhastí(n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ccā́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ārat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grapu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áśu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thār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aṇ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ṣaṇyā́y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okakr̥t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bárhaṇ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kṣí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māti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sp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ví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budh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rimar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ás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ā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ān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j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kr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raj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vyác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uṣ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arā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arās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yū̀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váś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úyu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āmá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sadh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ta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ṣ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as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dhū́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tar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iśvān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abh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jrav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marā́ja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aṇest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á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kṣ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mr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m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akr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arṣ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aneṣṭ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i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dā́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j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rā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e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á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á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ivas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ar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d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t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ít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uvā́h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ā́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sūj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v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dhé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ovŕ̥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í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ún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y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dadaś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írade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ś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ṅk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ṇí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há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dát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ak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ukrá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cakṣa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cā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a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har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hā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yún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dā́y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g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han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hút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móc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any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pra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ár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k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ás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iśip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gūr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jin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min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pú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s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a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arś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do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k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kr̥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man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eś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ps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tr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áśc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śvā́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pi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udrú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amb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á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ā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ṣṭā́n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j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atap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ā́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se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dh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dh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kṣákeś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hā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tra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dañj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k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tva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aṇaś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̥ṣṭih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c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á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ó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yānaś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dh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jradakṣi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m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k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p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i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uṇaśe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ī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ūt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iṣṭhakṣ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rṣ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dh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t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u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sya: 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áṣaṭ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s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as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d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p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p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éṣ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rā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bhūt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dve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jo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m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r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a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m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ravac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pā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ru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sr̥ṣṭ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vav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yu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itastu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urū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íṣu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óḷh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camīṅkha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bandh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d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kŕ̥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mbh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aprama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ine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jí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pu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rkār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sovā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vr̥dhé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ś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ś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bhar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draviṇ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gan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jaṭh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pa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ra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jaśr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r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s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cod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ra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tasv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śī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́ṇīc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kar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pas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rá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á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tího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ḍvà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īḷupav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j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nāb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pr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araś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ŕ̥ṣṇy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avā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áva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ávr̥d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jñās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k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mú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n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nt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īyú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ṣá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kt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a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ád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dat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k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ā́n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j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kṣ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kṣ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m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áṣṭ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dh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ók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úyu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um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t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vayatsak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h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maś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th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ū́yu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a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h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ibhy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brah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abdhadh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eva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bhoj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ruk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ivas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h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isaṁh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ogha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oghavā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r̥ptakrat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vayāv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dā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hn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irauk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orud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gr̥bhīta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eḷam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bhā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ṁs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iṁs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ayā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hrutap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aghan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j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ūp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ito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kṣ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atra- adj.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bi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r̥t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mīv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mas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sphu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pasph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rvi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rśa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dhas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e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bhr̥ṣṭataviṣ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m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tab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iṣk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asp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tita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pa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u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āp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r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n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duṣ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r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aścāddagh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n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h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yuch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yut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aśas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oṣi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misat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rāyu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vr̥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āñ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pūruṣagh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th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aṇ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iṣṭanem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g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utaha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r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mātyoj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śc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aṁdi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mr̥tadh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pr̥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ta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n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uṣ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sāmiśav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av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im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yav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tūr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hr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i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v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jñasa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aḥśīrṣ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ag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daṁṣṭ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opā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uk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yā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astavā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iś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r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bud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mi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par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pr̥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yo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aścand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śv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ṁsa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ṅgir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áṣa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kap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nas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tag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éṣṭ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b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go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h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ndratvo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ri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í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dat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jīy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māt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óṣad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dyan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bād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cakr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hav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dityáj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ghr̥ṇī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kṣā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ú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mú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etá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nūká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ŕ̥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pŕ̥ch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jīkī́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éavad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rā́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a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u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sā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tú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aj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yā́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uyā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agh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śvàśv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deva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ghr̥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k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m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miśl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na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as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pat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aṇ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rtan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s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avas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y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́ś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iras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ṅgū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ṇ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ā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dŕ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yacak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ī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bh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jī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ŕ̥ṣiṣṭ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cīvas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gm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mbhū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ph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yah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yaṇā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rád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stí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rutū́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rūṣá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cak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ádu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ó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t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v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y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tā́śr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uradev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vas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yát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aṁy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cand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príṇī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iśnáde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maśā́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náthita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ocíṣm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ddh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e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avas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oṇ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uṣṭīvá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d ( √dhā-, √kr̥-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ád-√d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ṇ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ṇid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tam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éṣṭha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m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ótur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vayátpa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vayátsakh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rā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aṁ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akhād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bhray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c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adúg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krapūtap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náhot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uśukvá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aitrey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anā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etayā́v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ít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n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t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vā́tr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et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yā̀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ā́śv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vā́śvastu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yā́v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ciṣṭh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kapū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k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m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dhastar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var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ry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s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śīy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áṁtāt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p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éṣ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h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ípra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d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janm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civra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úneṣit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mbar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k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́su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āṇḍ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ŕ̥ṅg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́rapatn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śūṣ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asān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kr̥śan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thā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dhváśoci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jasan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javyà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mí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rú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ṇ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ū́rṇāvant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ṣaḷakṣá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hvar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dhvar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mitr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p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śv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aṅk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aṁ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n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añ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iṣaj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bhuraṇ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ci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aman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am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v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hīṣ- (?)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i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rā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urgr̥b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dā- 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h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a(n)t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r̥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āt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gūrdh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e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i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n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r̥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vr̥- ~ hr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h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ajj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e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m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ār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jūrv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m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v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aṇūkaya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han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paṇ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r̥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ā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ūḷ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i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u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kṣṇu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akh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̄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r̥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mī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i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r̥maṇ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nīḷ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an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haṇ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i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r̥tan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ā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pī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thar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athir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i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dh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u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ā- 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rū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an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kambh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a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phr̥̄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aṁ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r̥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tr̥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umn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svap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aruṣ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as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r̥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uś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ar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tvíṣ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b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dan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ukṣaṇ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cas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anuṣ(y)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i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raj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c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d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yat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- 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h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ājay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vīḍ- ~ √vīḷ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ajñā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yup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ār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īṅkh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ad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cam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athⁱ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udhī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ā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śr̥̄- 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√ūrjay-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table table:name="swadesh" table:style-name="ta1">
        <table:table-column table:style-name="co1" table:number-columns-repeated="4" table:default-cell-style-name="ce6"/>
        <table:table-column table:style-name="co1" table:default-cell-style-name="ce8"/>
        <table:table-row table:style-name="ro3">
          <table:table-cell table:style-name="ce5" office:value-type="string" calcext:value-type="string">
            <text:p>№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Proto-Indo-European</text:p>
            <text:p><text:a xlink:href="https://en.wiktionary.org/wiki/Module:Swadesh/data/ine-pro" xlink:type="simple">edit (207)</text:a></text:p>
          </table:table-cell>
          <table:table-cell table:style-name="ce7" office:value-type="string" calcext:value-type="string">
            <text:p>Proto-Indo-Iranian</text:p>
            <text:p><text:a xlink:href="https://en.wiktionary.org/wiki/Module:Swadesh/data/iir-pro" xlink:type="simple">edit (148)</text:a></text:p>
          </table:table-cell>
          <table:table-cell table:style-name="ce7" office:value-type="string" calcext:value-type="string">
            <text:p>I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tionary.org/wiki/I" xlink:type="simple">I</text:a> (1sg)</text:p>
          </table:table-cell>
          <table:table-cell office:value-type="string" calcext:value-type="string">
            <text:p><text:a xlink:href="https://en.wiktionary.org/wiki/Reconstruction:Proto-Indo-European/éǵh₂" xlink:type="simple">*éǵh₂(om)</text:a></text:p>
          </table:table-cell>
          <table:table-cell office:value-type="string" calcext:value-type="string">
            <text:p><text:a xlink:href="https://en.wiktionary.org/wiki/Reconstruction:Proto-Indo-Iranian/aȷ́ʰám" xlink:type="simple">*aȷ́ʰám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tionary.org/wiki/you" xlink:type="simple">you</text:a> (2sg)</text:p>
          </table:table-cell>
          <table:table-cell office:value-type="string" calcext:value-type="string">
            <text:p><text:a xlink:href="https://en.wiktionary.org/wiki/Reconstruction:Proto-Indo-European/túh₂" xlink:type="simple">*túh₂</text:a></text:p>
          </table:table-cell>
          <table:table-cell office:value-type="string" calcext:value-type="string">
            <text:p><text:a xlink:href="https://en.wiktionary.org/wiki/Reconstruction:Proto-Indo-Iranian/túH" xlink:type="simple">*túH</text:a>, <text:a xlink:href="https://en.wiktionary.org/w/index.php?title=Reconstruction:Proto-Indo-Iranian/tuHám&amp;action=edit&amp;redlink=1" xlink:type="simple">*tuHám</text:a>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tionary.org/wiki/he" xlink:type="simple">he</text:a>, <text:a xlink:href="https://en.wiktionary.org/wiki/she" xlink:type="simple">she</text:a>, <text:a xlink:href="https://en.wiktionary.org/wiki/it" xlink:type="simple">it</text:a> (3sg)</text:p>
          </table:table-cell>
          <table:table-cell office:value-type="string" calcext:value-type="string">
            <text:p><text:a xlink:href="https://en.wiktionary.org/wiki/Reconstruction:Proto-Indo-European/éy" xlink:type="simple">*éy</text:a></text:p>
          </table:table-cell>
          <table:table-cell office:value-type="string" calcext:value-type="string">
            <text:p><text:a xlink:href="https://en.wiktionary.org/wiki/Reconstruction:Proto-Indo-Iranian/sá" xlink:type="simple">*sá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tionary.org/wiki/we" xlink:type="simple">we</text:a> (1pl)</text:p>
          </table:table-cell>
          <table:table-cell office:value-type="string" calcext:value-type="string">
            <text:p><text:a xlink:href="https://en.wiktionary.org/wiki/Reconstruction:Proto-Indo-European/éǵh₂" xlink:type="simple">*wéy</text:a></text:p>
          </table:table-cell>
          <table:table-cell office:value-type="string" calcext:value-type="string">
            <text:p><text:a xlink:href="https://en.wiktionary.org/wiki/Reconstruction:Proto-Indo-Iranian/wayám" xlink:type="simple">*wayám</text:a>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tionary.org/wiki/you" xlink:type="simple">you</text:a> (2pl)</text:p>
          </table:table-cell>
          <table:table-cell office:value-type="string" calcext:value-type="string">
            <text:p><text:a xlink:href="https://en.wiktionary.org/wiki/Reconstruction:Proto-Indo-European/túh₂" xlink:type="simple">*yū</text:a></text:p>
          </table:table-cell>
          <table:table-cell office:value-type="string" calcext:value-type="string">
            <text:p><text:a xlink:href="https://en.wiktionary.org/wiki/Reconstruction:Proto-Indo-Iranian/yúH" xlink:type="simple">*yúH</text:a>, <text:a xlink:href="https://en.wiktionary.org/w/index.php?title=Reconstruction:Proto-Indo-Iranian/yuHyám&amp;action=edit&amp;redlink=1" xlink:type="simple">*yuHyám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tionary.org/wiki/they" xlink:type="simple">they</text:a> (3pl)</text:p>
          </table:table-cell>
          <table:table-cell office:value-type="string" calcext:value-type="string">
            <text:p><text:a xlink:href="https://en.wiktionary.org/wiki/Reconstruction:Proto-Indo-European/éy" xlink:type="simple">*éyes</text:a></text:p>
          </table:table-cell>
          <table:table-cell office:value-type="string" calcext:value-type="string">
            <text:p><text:a xlink:href="https://en.wiktionary.org/w/index.php?title=Reconstruction:Proto-Indo-Iranian/tā́s&amp;action=edit&amp;redlink=1" xlink:type="simple">*tā́s</text:a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tionary.org/wiki/this" xlink:type="simple">this</text:a></text:p>
          </table:table-cell>
          <table:table-cell office:value-type="string" calcext:value-type="string">
            <text:p><text:a xlink:href="https://en.wiktionary.org/wiki/Reconstruction:Proto-Indo-European/só" xlink:type="simple">*só, *séh₂, *tód</text:a></text:p>
          </table:table-cell>
          <table:table-cell office:value-type="string" calcext:value-type="string">
            <text:p><text:a xlink:href="https://en.wiktionary.org/wiki/Reconstruction:Proto-Indo-Iranian/ayám" xlink:type="simple">*ayám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tionary.org/wiki/that" xlink:type="simple">that</text:a></text:p>
          </table:table-cell>
          <table:table-cell office:value-type="string" calcext:value-type="string">
            <text:p><text:a xlink:href="https://en.wiktionary.org/wiki/Reconstruction:Proto-Indo-European/yós" xlink:type="simple">*yós, *yéh₂, *yód</text:a></text:p>
          </table:table-cell>
          <table:table-cell office:value-type="string" calcext:value-type="string">
            <text:p><text:a xlink:href="https://en.wiktionary.org/wiki/Reconstruction:Proto-Indo-Iranian/sá" xlink:type="simple">*tád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tionary.org/wiki/here" xlink:type="simple">here</text:a></text:p>
          </table:table-cell>
          <table:table-cell office:value-type="string" calcext:value-type="string">
            <text:p><text:a xlink:href="https://en.wiktionary.org/wiki/Reconstruction:Proto-Indo-European/ḱi" xlink:type="simple">*ḱi</text:a></text:p>
          </table:table-cell>
          <table:table-cell office:value-type="string" calcext:value-type="string">
            <text:p><text:a xlink:href="https://en.wiktionary.org/wiki/Reconstruction:Proto-Indo-Iranian/Hidʰá" xlink:type="simple">*Hidʰá</text:a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tionary.org/wiki/there" xlink:type="simple">there</text:a></text:p>
          </table:table-cell>
          <table:table-cell office:value-type="string" calcext:value-type="string">
            <text:p><text:a xlink:href="https://en.wiktionary.org/w/index.php?title=Reconstruction:Proto-Indo-European/h₂en&amp;action=edit&amp;redlink=1" xlink:type="simple">*h₂en</text:a></text:p>
          </table:table-cell>
          <table:table-cell office:value-type="string" calcext:value-type="string">
            <text:p><text:a xlink:href="https://en.wiktionary.org/w/index.php?title=Reconstruction:Proto-Indo-Iranian/tátra&amp;action=edit&amp;redlink=1" xlink:type="simple">*tátra</text:a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tionary.org/wiki/who" xlink:type="simple">who</text:a></text:p>
          </table:table-cell>
          <table:table-cell office:value-type="string" calcext:value-type="string">
            <text:p><text:a xlink:href="https://en.wiktionary.org/wiki/Reconstruction:Proto-Indo-European/kʷis" xlink:type="simple">*kʷis (pron.), *kʷod (adj.)</text:a></text:p>
          </table:table-cell>
          <table:table-cell office:value-type="string" calcext:value-type="string">
            <text:p><text:a xlink:href="https://en.wiktionary.org/wiki/Reconstruction:Proto-Indo-Iranian/kás" xlink:type="simple">*kás, káH, kád</text:a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tionary.org/wiki/what" xlink:type="simple">what</text:a></text:p>
          </table:table-cell>
          <table:table-cell office:value-type="string" calcext:value-type="string">
            <text:p><text:a xlink:href="https://en.wiktionary.org/wiki/Reconstruction:Proto-Indo-European/kʷis" xlink:type="simple">*kʷis</text:a></text:p>
          </table:table-cell>
          <table:table-cell office:value-type="string" calcext:value-type="string">
            <text:p><text:a xlink:href="https://en.wiktionary.org/w/index.php?title=Reconstruction:Proto-Indo-Iranian/kím&amp;action=edit&amp;redlink=1" xlink:type="simple">*kím</text:a>, <text:a xlink:href="https://en.wiktionary.org/w/index.php?title=Reconstruction:Proto-Indo-Iranian/čím&amp;action=edit&amp;redlink=1" xlink:type="simple">*čím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tionary.org/wiki/where" xlink:type="simple">where</text:a></text:p>
          </table:table-cell>
          <table:table-cell office:value-type="string" calcext:value-type="string">
            <text:p><text:a xlink:href="https://en.wiktionary.org/wiki/Reconstruction:Proto-Indo-European/kʷis" xlink:type="simple">*kʷesmi</text:a></text:p>
          </table:table-cell>
          <table:table-cell office:value-type="string" calcext:value-type="string">
            <text:p><text:a xlink:href="https://en.wiktionary.org/w/index.php?title=Reconstruction:Proto-Indo-Iranian/kúH&amp;action=edit&amp;redlink=1" xlink:type="simple">*kúH</text:a>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tionary.org/wiki/when" xlink:type="simple">when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kadáH&amp;action=edit&amp;redlink=1" xlink:type="simple">*kadáH</text:a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tionary.org/wiki/how" xlink:type="simple">how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káyna&amp;action=edit&amp;redlink=1" xlink:type="simple">*káyna</text:a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tionary.org/wiki/not" xlink:type="simple">not</text:a></text:p>
          </table:table-cell>
          <table:table-cell office:value-type="string" calcext:value-type="string">
            <text:p><text:a xlink:href="https://en.wiktionary.org/wiki/Reconstruction:Proto-Indo-European/n̥-" xlink:type="simple">*n̥-</text:a>, <text:a xlink:href="https://en.wiktionary.org/wiki/Reconstruction:Proto-Indo-European/ne" xlink:type="simple">*ne</text:a></text:p>
          </table:table-cell>
          <table:table-cell office:value-type="string" calcext:value-type="string">
            <text:p><text:a xlink:href="https://en.wiktionary.org/w/index.php?title=Reconstruction:Proto-Indo-Iranian/na&amp;action=edit&amp;redlink=1" xlink:type="simple">*na</text:a>, <text:a xlink:href="https://en.wiktionary.org/wiki/Reconstruction:Proto-Indo-Iranian/a-" xlink:type="simple">*a-</text:a>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tionary.org/wiki/all" xlink:type="simple">all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sárwas" xlink:type="simple">*sárwas</text:a>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tionary.org/wiki/many" xlink:type="simple">many</text:a></text:p>
          </table:table-cell>
          <table:table-cell office:value-type="string" calcext:value-type="string">
            <text:p><text:a xlink:href="https://en.wiktionary.org/w/index.php?title=Reconstruction:Proto-Indo-European/monogʰo-&amp;action=edit&amp;redlink=1" xlink:type="simple">*monogʰo-</text:a></text:p>
          </table:table-cell>
          <table:table-cell office:value-type="string" calcext:value-type="string">
            <text:p><text:a xlink:href="https://en.wiktionary.org/wiki/Reconstruction:Proto-Indo-Iranian/pr̥Húš" xlink:type="simple">*pr̥Húš</text:a>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tionary.org/wiki/some" xlink:type="simple">some</text:a></text:p>
          </table:table-cell>
          <table:table-cell office:value-type="string" calcext:value-type="string">
            <text:p><text:a xlink:href="https://en.wiktionary.org/w/index.php?title=Reconstruction:Proto-Indo-European/kaylo-&amp;action=edit&amp;redlink=1" xlink:type="simple">*kaylo-</text:a>, <text:a xlink:href="https://en.wiktionary.org/w/index.php?title=Reconstruction:Proto-Indo-European/solwo-&amp;action=edit&amp;redlink=1" xlink:type="simple">*solwo-</text:a></text:p>
          </table:table-cell>
          <table:table-cell office:value-type="string" calcext:value-type="string">
            <text:p><text:a xlink:href="https://en.wiktionary.org/w/index.php?title=Reconstruction:Proto-Indo-Iranian/kínčid&amp;action=edit&amp;redlink=1" xlink:type="simple">*kínčid</text:a>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tionary.org/wiki/few" xlink:type="simple">few</text:a></text:p>
          </table:table-cell>
          <table:table-cell office:value-type="string" calcext:value-type="string">
            <text:p><text:a xlink:href="https://en.wiktionary.org/wiki/Reconstruction:Proto-Indo-European/peh₂w-" xlink:type="simple">*peh₂w-</text:a></text:p>
          </table:table-cell>
          <table:table-cell office:value-type="string" calcext:value-type="string">
            <text:p><text:a xlink:href="https://en.wiktionary.org/w/index.php?title=Reconstruction:Proto-Indo-Iranian/īšát&amp;action=edit&amp;redlink=1" xlink:type="simple">*īšát</text:a>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tionary.org/wiki/other" xlink:type="simple">other</text:a></text:p>
          </table:table-cell>
          <table:table-cell office:value-type="string" calcext:value-type="string">
            <text:p><text:a xlink:href="https://en.wiktionary.org/wiki/Reconstruction:Proto-Indo-European/h₂élyos" xlink:type="simple">*h₂élyos</text:a>, <text:a xlink:href="https://en.wiktionary.org/w/index.php?title=Reconstruction:Proto-Indo-European/h₂el-nó-&amp;action=edit&amp;redlink=1" xlink:type="simple">*h₂el-nó-</text:a></text:p>
          </table:table-cell>
          <table:table-cell office:value-type="string" calcext:value-type="string">
            <text:p><text:a xlink:href="https://en.wiktionary.org/wiki/Reconstruction:Proto-Indo-Iranian/Hanyás" xlink:type="simple">*Hanyás</text:a>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tionary.org/wiki/one" xlink:type="simple">one</text:a></text:p>
          </table:table-cell>
          <table:table-cell office:value-type="string" calcext:value-type="string">
            <text:p><text:a xlink:href="https://en.wiktionary.org/wiki/Reconstruction:Proto-Indo-European/óynos" xlink:type="simple">*(H)óynos, *(H)óykos, *(H)óywos</text:a>, <text:a xlink:href="https://en.wiktionary.org/wiki/Reconstruction:Proto-Indo-European/sḗm" xlink:type="simple">*sḗm</text:a></text:p>
          </table:table-cell>
          <table:table-cell office:value-type="string" calcext:value-type="string">
            <text:p><text:a xlink:href="https://en.wiktionary.org/wiki/Reconstruction:Proto-Indo-Iranian/Háywas" xlink:type="simple">*Háywas</text:a>, <text:a xlink:href="https://en.wiktionary.org/wiki/Reconstruction:Proto-Indo-Iranian/Háykas" xlink:type="simple">*Háykas</text:a>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tionary.org/wiki/two" xlink:type="simple">two</text:a></text:p>
          </table:table-cell>
          <table:table-cell office:value-type="string" calcext:value-type="string">
            <text:p><text:a xlink:href="https://en.wiktionary.org/wiki/Reconstruction:Proto-Indo-European/dwóh₁" xlink:type="simple">*dwóh₁; *dwó</text:a></text:p>
          </table:table-cell>
          <table:table-cell office:value-type="string" calcext:value-type="string">
            <text:p><text:a xlink:href="https://en.wiktionary.org/wiki/Reconstruction:Proto-Indo-Iranian/dwáH" xlink:type="simple">*dwáH</text:a>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tionary.org/wiki/three" xlink:type="simple">three</text:a></text:p>
          </table:table-cell>
          <table:table-cell office:value-type="string" calcext:value-type="string">
            <text:p><text:a xlink:href="https://en.wiktionary.org/wiki/Reconstruction:Proto-Indo-European/tréyes" xlink:type="simple">*tréyes</text:a></text:p>
          </table:table-cell>
          <table:table-cell office:value-type="string" calcext:value-type="string">
            <text:p><text:a xlink:href="https://en.wiktionary.org/wiki/Reconstruction:Proto-Indo-Iranian/tráyas" xlink:type="simple">*tráyas</text:a>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tionary.org/wiki/four" xlink:type="simple">four</text:a></text:p>
          </table:table-cell>
          <table:table-cell office:value-type="string" calcext:value-type="string">
            <text:p><text:a xlink:href="https://en.wiktionary.org/wiki/Reconstruction:Proto-Indo-European/kʷetwóres" xlink:type="simple">*kʷetwóres</text:a></text:p>
          </table:table-cell>
          <table:table-cell office:value-type="string" calcext:value-type="string">
            <text:p><text:a xlink:href="https://en.wiktionary.org/wiki/Reconstruction:Proto-Indo-Iranian/čatwā́ras" xlink:type="simple">*čatwā́ras</text:a>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tionary.org/wiki/five" xlink:type="simple">five</text:a></text:p>
          </table:table-cell>
          <table:table-cell office:value-type="string" calcext:value-type="string">
            <text:p><text:a xlink:href="https://en.wiktionary.org/wiki/Reconstruction:Proto-Indo-European/pénkʷe" xlink:type="simple">*pénkʷe</text:a></text:p>
          </table:table-cell>
          <table:table-cell office:value-type="string" calcext:value-type="string">
            <text:p><text:a xlink:href="https://en.wiktionary.org/wiki/Reconstruction:Proto-Indo-Iranian/pánča" xlink:type="simple">*pánča</text:a>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tionary.org/wiki/big" xlink:type="simple">big</text:a></text:p>
          </table:table-cell>
          <table:table-cell office:value-type="string" calcext:value-type="string">
            <text:p><text:a xlink:href="https://en.wiktionary.org/wiki/Reconstruction:Proto-Indo-European/méǵh₂s" xlink:type="simple">*méǵh₂s</text:a></text:p>
          </table:table-cell>
          <table:table-cell office:value-type="string" calcext:value-type="string">
            <text:p><text:a xlink:href="https://en.wiktionary.org/w/index.php?title=Reconstruction:Proto-Indo-Iranian/maȷ́ʰás&amp;action=edit&amp;redlink=1" xlink:type="simple">*maȷ́ʰás</text:a>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tionary.org/wiki/long" xlink:type="simple">long</text:a></text:p>
          </table:table-cell>
          <table:table-cell office:value-type="string" calcext:value-type="string">
            <text:p><text:a xlink:href="https://en.wiktionary.org/wiki/Reconstruction:Proto-Indo-European/dl̥h₁gʰós" xlink:type="simple">*dl̥h₁gʰós</text:a></text:p>
          </table:table-cell>
          <table:table-cell office:value-type="string" calcext:value-type="string">
            <text:p><text:a xlink:href="https://en.wiktionary.org/wiki/Reconstruction:Proto-Indo-Iranian/dr̥Hgʰás" xlink:type="simple">*dr̥Hgʰás</text:a>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tionary.org/wiki/wide" xlink:type="simple">wide</text:a></text:p>
          </table:table-cell>
          <table:table-cell office:value-type="string" calcext:value-type="string">
            <text:p><text:a xlink:href="https://en.wiktionary.org/w/index.php?title=Reconstruction:Proto-Indo-European/stelh₃ós&amp;action=edit&amp;redlink=1" xlink:type="simple">*stelh₃ós</text:a></text:p>
          </table:table-cell>
          <table:table-cell office:value-type="string" calcext:value-type="string">
            <text:p><text:a xlink:href="https://en.wiktionary.org/wiki/Reconstruction:Proto-Indo-Iranian/pr̥tʰúš" xlink:type="simple">*pr̥tʰúš</text:a>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tionary.org/wiki/thick" xlink:type="simple">thick</text:a></text:p>
          </table:table-cell>
          <table:table-cell office:value-type="string" calcext:value-type="string">
            <text:p><text:a xlink:href="https://en.wiktionary.org/w/index.php?title=Reconstruction:Proto-Indo-European/bʰenǵʰ&amp;action=edit&amp;redlink=1" xlink:type="simple">*bʰenǵʰ</text:a>, <text:a xlink:href="https://en.wiktionary.org/wiki/Reconstruction:Proto-Indo-European/tégus" xlink:type="simple">*tégus</text:a></text:p>
          </table:table-cell>
          <table:table-cell office:value-type="string" calcext:value-type="string">
            <text:p><text:a xlink:href="https://en.wiktionary.org/wiki/Reconstruction:Proto-Indo-Iranian/stʰuHrás" xlink:type="simple">*stʰuHrás</text:a>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tionary.org/wiki/heavy" xlink:type="simple">heavy</text:a></text:p>
          </table:table-cell>
          <table:table-cell office:value-type="string" calcext:value-type="string">
            <text:p><text:a xlink:href="https://en.wiktionary.org/wiki/Reconstruction:Proto-Indo-European/gʷréh₂us" xlink:type="simple">*gʷréh₂us</text:a></text:p>
          </table:table-cell>
          <table:table-cell office:value-type="string" calcext:value-type="string">
            <text:p><text:a xlink:href="https://en.wiktionary.org/wiki/Reconstruction:Proto-Indo-Iranian/gr̥Húš" xlink:type="simple">*gr̥Húš</text:a>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tionary.org/wiki/small" xlink:type="simple">small</text:a></text:p>
          </table:table-cell>
          <table:table-cell office:value-type="string" calcext:value-type="string">
            <text:p><text:a xlink:href="https://en.wiktionary.org/wiki/Reconstruction:Proto-Indo-European/mey-" xlink:type="simple">*mey-</text:a></text:p>
          </table:table-cell>
          <table:table-cell office:value-type="string" calcext:value-type="string">
            <text:p><text:a xlink:href="https://en.wiktionary.org/w/index.php?title=Reconstruction:Proto-Indo-Iranian/tusćás&amp;action=edit&amp;redlink=1" xlink:type="simple">*tusćás</text:a>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tionary.org/wiki/short" xlink:type="simple">short</text:a></text:p>
          </table:table-cell>
          <table:table-cell office:value-type="string" calcext:value-type="string">
            <text:p><text:a xlink:href="https://en.wiktionary.org/wiki/Reconstruction:Proto-Indo-European/mréǵʰus" xlink:type="simple">*mréǵʰus</text:a>, <text:a xlink:href="https://en.wiktionary.org/wiki/Reconstruction:Proto-Indo-European/(s)ker-" xlink:type="simple">*(s)ker-</text:a></text:p>
          </table:table-cell>
          <table:table-cell office:value-type="string" calcext:value-type="string">
            <text:p><text:a xlink:href="https://en.wiktionary.org/w/index.php?title=Reconstruction:Proto-Indo-Iranian/kr̥dʰúš&amp;action=edit&amp;redlink=1" xlink:type="simple">*kr̥dʰúš</text:a>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tionary.org/wiki/narrow" xlink:type="simple">narrow</text:a></text:p>
          </table:table-cell>
          <table:table-cell office:value-type="string" calcext:value-type="string">
            <text:p><text:a xlink:href="https://en.wiktionary.org/wiki/Reconstruction:Proto-Indo-European/h₂enǵʰ-" xlink:type="simple">*h₂enǵʰ-</text:a></text:p>
          </table:table-cell>
          <table:table-cell office:value-type="string" calcext:value-type="string">
            <text:p><text:a xlink:href="https://en.wiktionary.org/w/index.php?title=Reconstruction:Proto-Indo-Iranian/Hánȷ́ʰuš&amp;action=edit&amp;redlink=1" xlink:type="simple">*Hánȷ́ʰuš</text:a>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tionary.org/wiki/thin" xlink:type="simple">thin</text:a></text:p>
          </table:table-cell>
          <table:table-cell office:value-type="string" calcext:value-type="string">
            <text:p><text:a xlink:href="https://en.wiktionary.org/wiki/Reconstruction:Proto-Indo-European/ténh₂us" xlink:type="simple">*ténh₂us</text:a></text:p>
          </table:table-cell>
          <table:table-cell office:value-type="string" calcext:value-type="string">
            <text:p><text:a xlink:href="https://en.wiktionary.org/wiki/Reconstruction:Proto-Indo-Iranian/kr̥ćás" xlink:type="simple">*kr̥ćás</text:a>, <text:a xlink:href="https://en.wiktionary.org/w/index.php?title=Reconstruction:Proto-Indo-Iranian/tánuš&amp;action=edit&amp;redlink=1" xlink:type="simple">*tánuš</text:a>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tionary.org/wiki/woman" xlink:type="simple">woman</text:a></text:p>
          </table:table-cell>
          <table:table-cell office:value-type="string" calcext:value-type="string">
            <text:p><text:a xlink:href="https://en.wiktionary.org/wiki/Reconstruction:Proto-Indo-European/gʷḗn" xlink:type="simple">*gʷḗn</text:a>, <text:a xlink:href="https://en.wiktionary.org/w/index.php?title=Reconstruction:Proto-Indo-European/h₁esor-&amp;action=edit&amp;redlink=1" xlink:type="simple">*h₁esor-</text:a></text:p>
          </table:table-cell>
          <table:table-cell office:value-type="string" calcext:value-type="string">
            <text:p><text:a xlink:href="https://en.wiktionary.org/wiki/Reconstruction:Proto-Indo-Iranian/ǰánHs" xlink:type="simple">*ǰánHs</text:a>, <text:a xlink:href="https://en.wiktionary.org/wiki/Reconstruction:Proto-Indo-Iranian/gnáHs" xlink:type="simple">*gnáHs</text:a>, <text:a xlink:href="https://en.wiktionary.org/wiki/Reconstruction:Proto-Indo-Iranian/stríH" xlink:type="simple">*stríH</text:a>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tionary.org/wiki/man" xlink:type="simple">man</text:a> (adult male)</text:p>
          </table:table-cell>
          <table:table-cell office:value-type="string" calcext:value-type="string">
            <text:p><text:a xlink:href="https://en.wiktionary.org/wiki/Reconstruction:Proto-Indo-European/h₂nḗr" xlink:type="simple">*h₂nḗr</text:a>, <text:a xlink:href="https://en.wiktionary.org/wiki/Reconstruction:Proto-Indo-European/wiHrós" xlink:type="simple">*wiHrós</text:a></text:p>
          </table:table-cell>
          <table:table-cell office:value-type="string" calcext:value-type="string">
            <text:p><text:a xlink:href="https://en.wiktionary.org/wiki/Reconstruction:Proto-Indo-Iranian/wiHrás" xlink:type="simple">*wiHrás</text:a>, <text:a xlink:href="https://en.wiktionary.org/w/index.php?title=Reconstruction:Proto-Indo-Iranian/Hnáras&amp;action=edit&amp;redlink=1" xlink:type="simple">*Hnáras</text:a></text:p>
          </table:table-cell>
          <table:table-cell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tionary.org/wiki/man" xlink:type="simple">man</text:a> (human being)</text:p>
          </table:table-cell>
          <table:table-cell office:value-type="string" calcext:value-type="string">
            <text:p><text:a xlink:href="https://en.wiktionary.org/wiki/Reconstruction:Proto-Indo-European/mon-" xlink:type="simple">*mon-</text:a>, <text:a xlink:href="https://en.wiktionary.org/wiki/Reconstruction:Proto-Indo-European/ǵʰmṓ" xlink:type="simple">*ǵʰmṓ</text:a></text:p>
          </table:table-cell>
          <table:table-cell office:value-type="string" calcext:value-type="string">
            <text:p><text:a xlink:href="https://en.wiktionary.org/w/index.php?title=Reconstruction:Proto-Indo-Iranian/manušyás&amp;action=edit&amp;redlink=1" xlink:type="simple">*manušyás</text:a>, <text:a xlink:href="https://en.wiktionary.org/wiki/Reconstruction:Proto-Indo-Iranian/mártyas" xlink:type="simple">*mártyas</text:a>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tionary.org/wiki/child" xlink:type="simple">child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ȷ́aHtás" xlink:type="simple">*ȷ́aHtás</text:a>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tionary.org/wiki/wife" xlink:type="simple">wife</text:a></text:p>
          </table:table-cell>
          <table:table-cell office:value-type="string" calcext:value-type="string">
            <text:p><text:a xlink:href="https://en.wiktionary.org/w/index.php?title=Reconstruction:Proto-Indo-European/pótnih₂&amp;action=edit&amp;redlink=1" xlink:type="simple">*pótnih₂</text:a></text:p>
          </table:table-cell>
          <table:table-cell office:value-type="string" calcext:value-type="string">
            <text:p><text:a xlink:href="https://en.wiktionary.org/w/index.php?title=Reconstruction:Proto-Indo-Iranian/pátniH&amp;action=edit&amp;redlink=1" xlink:type="simple">*pátniH</text:a>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tionary.org/wiki/husband" xlink:type="simple">husband</text:a></text:p>
          </table:table-cell>
          <table:table-cell office:value-type="string" calcext:value-type="string">
            <text:p><text:a xlink:href="https://en.wiktionary.org/wiki/Reconstruction:Proto-Indo-European/wiHrós" xlink:type="simple">*wiHrós</text:a>, <text:a xlink:href="https://en.wiktionary.org/wiki/Reconstruction:Proto-Indo-European/pótis" xlink:type="simple">*pótis</text:a></text:p>
          </table:table-cell>
          <table:table-cell office:value-type="string" calcext:value-type="string">
            <text:p><text:a xlink:href="https://en.wiktionary.org/wiki/Reconstruction:Proto-Indo-Iranian/pátiš" xlink:type="simple">*pátiš</text:a>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tionary.org/wiki/mother" xlink:type="simple">mother</text:a></text:p>
          </table:table-cell>
          <table:table-cell office:value-type="string" calcext:value-type="string">
            <text:p><text:a xlink:href="https://en.wiktionary.org/wiki/Reconstruction:Proto-Indo-European/méh₂tēr" xlink:type="simple">*méh₂tēr</text:a></text:p>
          </table:table-cell>
          <table:table-cell office:value-type="string" calcext:value-type="string">
            <text:p><text:a xlink:href="https://en.wiktionary.org/wiki/Reconstruction:Proto-Indo-Iranian/máHtā" xlink:type="simple">*máHtā</text:a>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tionary.org/wiki/father" xlink:type="simple">father</text:a></text:p>
          </table:table-cell>
          <table:table-cell office:value-type="string" calcext:value-type="string">
            <text:p><text:a xlink:href="https://en.wiktionary.org/wiki/Reconstruction:Proto-Indo-European/átta" xlink:type="simple">*átta</text:a>, <text:a xlink:href="https://en.wiktionary.org/wiki/Reconstruction:Proto-Indo-European/ph₂tḗr" xlink:type="simple">*ph₂tḗr</text:a></text:p>
          </table:table-cell>
          <table:table-cell office:value-type="string" calcext:value-type="string">
            <text:p><text:a xlink:href="https://en.wiktionary.org/wiki/Reconstruction:Proto-Indo-Iranian/pHtā́" xlink:type="simple">*pHtā́</text:a>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tionary.org/wiki/animal" xlink:type="simple">animal</text:a></text:p>
          </table:table-cell>
          <table:table-cell office:value-type="string" calcext:value-type="string">
            <text:p><text:a xlink:href="https://en.wiktionary.org/w/index.php?title=Reconstruction:Proto-Indo-European/dʰewsóm&amp;action=edit&amp;redlink=1" xlink:type="simple">*dʰewsóm</text:a>, <text:a xlink:href="https://en.wiktionary.org/wiki/Reconstruction:Proto-Indo-European/ǵʰwer-" xlink:type="simple">*ǵʰwer-</text:a></text:p>
          </table:table-cell>
          <table:table-cell office:value-type="string" calcext:value-type="string">
            <text:p><text:a xlink:href="https://en.wiktionary.org/wiki/Reconstruction:Proto-Indo-Iranian/páću" xlink:type="simple">*páću</text:a>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tionary.org/wiki/fish" xlink:type="simple">fish</text:a></text:p>
          </table:table-cell>
          <table:table-cell office:value-type="string" calcext:value-type="string">
            <text:p><text:a xlink:href="https://en.wiktionary.org/wiki/Reconstruction:Proto-Indo-European/dʰǵʰu-" xlink:type="simple">*dʰǵʰu-</text:a>, <text:a xlink:href="https://en.wiktionary.org/wiki/Reconstruction:Proto-Indo-European/peysḱ-" xlink:type="simple">*peysḱ-</text:a></text:p>
          </table:table-cell>
          <table:table-cell office:value-type="string" calcext:value-type="string">
            <text:p><text:a xlink:href="https://en.wiktionary.org/wiki/Reconstruction:Proto-Indo-Iranian/mátsyas" xlink:type="simple">*mátsyas</text:a>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tionary.org/wiki/bird" xlink:type="simple">bird</text:a></text:p>
          </table:table-cell>
          <table:table-cell office:value-type="string" calcext:value-type="string">
            <text:p><text:a xlink:href="https://en.wiktionary.org/wiki/Reconstruction:Proto-Indo-European/h₂éwis" xlink:type="simple">*h₂éwis</text:a></text:p>
          </table:table-cell>
          <table:table-cell office:value-type="string" calcext:value-type="string">
            <text:p><text:a xlink:href="https://en.wiktionary.org/wiki/Reconstruction:Proto-Indo-Iranian/Háwiš" xlink:type="simple">*Háwiš</text:a>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tionary.org/wiki/dog" xlink:type="simple">dog</text:a></text:p>
          </table:table-cell>
          <table:table-cell office:value-type="string" calcext:value-type="string">
            <text:p><text:a xlink:href="https://en.wiktionary.org/wiki/Reconstruction:Proto-Indo-European/ḱwṓ" xlink:type="simple">*ḱwṓ</text:a></text:p>
          </table:table-cell>
          <table:table-cell office:value-type="string" calcext:value-type="string">
            <text:p><text:a xlink:href="https://en.wiktionary.org/wiki/Reconstruction:Proto-Indo-Iranian/ćwā́" xlink:type="simple">*ćwā́</text:a>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tionary.org/wiki/louse" xlink:type="simple">louse</text:a></text:p>
          </table:table-cell>
          <table:table-cell office:value-type="string" calcext:value-type="string">
            <text:p><text:a xlink:href="https://en.wiktionary.org/wiki/Reconstruction:Proto-Indo-European/ḱ(o)nid-" xlink:type="simple">*ḱ(o)nid-</text:a>, <text:a xlink:href="https://en.wiktionary.org/wiki/Reconstruction:Proto-Indo-European/lewH-" xlink:type="simple">*lewH-</text:a></text:p>
          </table:table-cell>
          <table:table-cell office:value-type="string" calcext:value-type="string">
            <text:p><text:a xlink:href="https://en.wiktionary.org/w/index.php?title=Reconstruction:Proto-Indo-Iranian/ćwíšas&amp;action=edit&amp;redlink=1" xlink:type="simple">*ćwíšas</text:a>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tionary.org/wiki/snake" xlink:type="simple">snake</text:a></text:p>
          </table:table-cell>
          <table:table-cell office:value-type="string" calcext:value-type="string">
            <text:p><text:a xlink:href="https://en.wiktionary.org/wiki/Reconstruction:Proto-Indo-European/h₂éngʷʰis" xlink:type="simple">*h₂éngʷʰis</text:a>, <text:a xlink:href="https://en.wiktionary.org/w/index.php?title=Reconstruction:Proto-Indo-European/(s)neh₁tr-&amp;action=edit&amp;redlink=1" xlink:type="simple">*(s)neh₁tr-</text:a></text:p>
          </table:table-cell>
          <table:table-cell office:value-type="string" calcext:value-type="string">
            <text:p><text:a xlink:href="https://en.wiktionary.org/wiki/Reconstruction:Proto-Indo-Iranian/sarpás" xlink:type="simple">*sarpás</text:a>, <text:a xlink:href="https://en.wiktionary.org/w/index.php?title=Reconstruction:Proto-Indo-Iranian/nāgás&amp;action=edit&amp;redlink=1" xlink:type="simple">*nāgás</text:a>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tionary.org/wiki/worm" xlink:type="simple">worm</text:a></text:p>
          </table:table-cell>
          <table:table-cell office:value-type="string" calcext:value-type="string">
            <text:p><text:a xlink:href="https://en.wiktionary.org/wiki/Reconstruction:Proto-Indo-European/wr̥mis" xlink:type="simple">*wr̥mis</text:a></text:p>
          </table:table-cell>
          <table:table-cell office:value-type="string" calcext:value-type="string">
            <text:p><text:a xlink:href="https://en.wiktionary.org/wiki/Reconstruction:Proto-Indo-Iranian/kŕ̥miš" xlink:type="simple">*kŕ̥miš</text:a>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tionary.org/wiki/tree" xlink:type="simple">tree</text:a></text:p>
          </table:table-cell>
          <table:table-cell office:value-type="string" calcext:value-type="string">
            <text:p><text:a xlink:href="https://en.wiktionary.org/wiki/Reconstruction:Proto-Indo-European/dóru" xlink:type="simple">*dóru</text:a> (genitive *dréws)</text:p>
          </table:table-cell>
          <table:table-cell office:value-type="string" calcext:value-type="string">
            <text:p><text:a xlink:href="https://en.wiktionary.org/wiki/Reconstruction:Proto-Indo-Iranian/dā́ru" xlink:type="simple">*dā́ru</text:a>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tionary.org/wiki/forest" xlink:type="simple">forest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tionary.org/wiki/stick" xlink:type="simple">stick</text:a></text:p>
          </table:table-cell>
          <table:table-cell office:value-type="string" calcext:value-type="string">
            <text:p><text:a xlink:href="https://en.wiktionary.org/w/index.php?title=Reconstruction:Proto-Indo-European/ǵʰasto-&amp;action=edit&amp;redlink=1" xlink:type="simple">*ǵʰasto-</text:a></text:p>
          </table:table-cell>
          <table:table-cell office:value-type="string" calcext:value-type="string">
            <text:p><text:a xlink:href="https://en.wiktionary.org/w/index.php?title=Reconstruction:Proto-Indo-Iranian/waytasás&amp;action=edit&amp;redlink=1" xlink:type="simple">*waytasás</text:a>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tionary.org/wiki/fruit" xlink:type="simple">fruit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tionary.org/wiki/seed" xlink:type="simple">seed</text:a></text:p>
          </table:table-cell>
          <table:table-cell office:value-type="string" calcext:value-type="string">
            <text:p><text:a xlink:href="https://en.wiktionary.org/wiki/Reconstruction:Proto-Indo-European/séh₁mn̥" xlink:type="simple">*séh₁mn̥</text:a></text:p>
          </table:table-cell>
          <table:table-cell office:value-type="string" calcext:value-type="string">
            <text:p><text:a xlink:href="https://en.wiktionary.org/wiki/Reconstruction:Proto-Indo-Iranian/bíHȷ́am" xlink:type="simple">*bíHȷ́am</text:a>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tionary.org/wiki/leaf" xlink:type="simple">leaf</text:a></text:p>
          </table:table-cell>
          <table:table-cell office:value-type="string" calcext:value-type="string">
            <text:p><text:a xlink:href="https://en.wiktionary.org/wiki/Reconstruction:Proto-Indo-European/lewbʰ-" xlink:type="simple">*lewbʰ-</text:a>, <text:a xlink:href="https://en.wiktionary.org/wiki/Reconstruction:Proto-Indo-European/bʰleh₃-" xlink:type="simple">*bʰolh₃yom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tionary.org/wiki/root" xlink:type="simple">root</text:a></text:p>
          </table:table-cell>
          <table:table-cell office:value-type="string" calcext:value-type="string">
            <text:p><text:a xlink:href="https://en.wiktionary.org/wiki/Reconstruction:Proto-Indo-European/wréh₂ds" xlink:type="simple">*wréh₂ds</text:a></text:p>
          </table:table-cell>
          <table:table-cell table:style-name="ce8"/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tionary.org/wiki/bark" xlink:type="simple">bark</text:a> (of a tree)</text:p>
          </table:table-cell>
          <table:table-cell office:value-type="string" calcext:value-type="string">
            <text:p><text:a xlink:href="https://en.wiktionary.org/w/index.php?title=Reconstruction:Proto-Indo-European/bʰérHǵos&amp;action=edit&amp;redlink=1" xlink:type="simple">*bʰérHǵos</text:a></text:p>
          </table:table-cell>
          <table:table-cell office:value-type="string" calcext:value-type="string">
            <text:p><text:a xlink:href="https://en.wiktionary.org/w/index.php?title=Reconstruction:Proto-Indo-Iranian/twákš&amp;action=edit&amp;redlink=1" xlink:type="simple">*twákš</text:a>, <text:a xlink:href="https://en.wiktionary.org/w/index.php?title=Reconstruction:Proto-Indo-Iranian/varkás&amp;action=edit&amp;redlink=1" xlink:type="simple">*varkás ~ valkás</text:a>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tionary.org/wiki/flower" xlink:type="simple">flower</text:a></text:p>
          </table:table-cell>
          <table:table-cell office:value-type="string" calcext:value-type="string">
            <text:p><text:a xlink:href="https://en.wiktionary.org/wiki/Reconstruction:Proto-Indo-European/bʰleh₃-" xlink:type="simple">*bʰleh₃-</text:a></text:p>
          </table:table-cell>
          <table:table-cell table:style-name="ce8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tionary.org/wiki/grass" xlink:type="simple">grass</text:a></text:p>
          </table:table-cell>
          <table:table-cell office:value-type="string" calcext:value-type="string">
            <text:p><text:a xlink:href="https://en.wiktionary.org/w/index.php?title=Reconstruction:Proto-Indo-European/koyno-&amp;action=edit&amp;redlink=1" xlink:type="simple">*koyno-</text:a></text:p>
          </table:table-cell>
          <table:table-cell office:value-type="string" calcext:value-type="string">
            <text:p><text:a xlink:href="https://en.wiktionary.org/wiki/Reconstruction:Proto-Indo-Iranian/tŕ̥nam" xlink:type="simple">*tŕ̥nam</text:a>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tionary.org/wiki/rope" xlink:type="simple">rope</text:a></text:p>
          </table:table-cell>
          <table:table-cell office:value-type="string" calcext:value-type="string">
            <text:p><text:a xlink:href="https://en.wiktionary.org/w/index.php?title=Reconstruction:Proto-Indo-European/roypnós&amp;action=edit&amp;redlink=1" xlink:type="simple">*roypnós</text:a></text:p>
          </table:table-cell>
          <table:table-cell office:value-type="string" calcext:value-type="string">
            <text:p><text:a xlink:href="https://en.wiktionary.org/w/index.php?title=Reconstruction:Proto-Indo-Iranian/rázǰuš&amp;action=edit&amp;redlink=1" xlink:type="simple">*rázǰuš</text:a>, <text:a xlink:href="https://en.wiktionary.org/wiki/Reconstruction:Proto-Indo-Iranian/rać-" xlink:type="simple">*rać-</text:a> (root of many nouns meaning "rope")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tionary.org/wiki/skin" xlink:type="simple">skin</text:a></text:p>
          </table:table-cell>
          <table:table-cell office:value-type="string" calcext:value-type="string">
            <text:p><text:a xlink:href="https://en.wiktionary.org/wiki/Reconstruction:Proto-Indo-European/pel-" xlink:type="simple">*pel-</text:a>, <text:a xlink:href="https://en.wiktionary.org/w/index.php?title=Reconstruction:Proto-Indo-European/twékos&amp;action=edit&amp;redlink=1" xlink:type="simple">*twékos</text:a></text:p>
          </table:table-cell>
          <table:table-cell office:value-type="string" calcext:value-type="string">
            <text:p><text:a xlink:href="https://en.wiktionary.org/wiki/Reconstruction:Proto-Indo-Iranian/čárma" xlink:type="simple">*čárma</text:a>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tionary.org/wiki/meat" xlink:type="simple">meat</text:a></text:p>
          </table:table-cell>
          <table:table-cell office:value-type="string" calcext:value-type="string">
            <text:p><text:a xlink:href="https://en.wiktionary.org/wiki/Reconstruction:Proto-Indo-European/mḗms" xlink:type="simple">*mḗms</text:a>, <text:a xlink:href="https://en.wiktionary.org/wiki/Reconstruction:Proto-Indo-European/krewh₂-" xlink:type="simple">*krewh₂-</text:a></text:p>
          </table:table-cell>
          <table:table-cell office:value-type="string" calcext:value-type="string">
            <text:p><text:a xlink:href="https://en.wiktionary.org/w/index.php?title=Reconstruction:Proto-Indo-Iranian/māmsás&amp;action=edit&amp;redlink=1" xlink:type="simple">*māmsás</text:a>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tionary.org/wiki/blood" xlink:type="simple">blood</text:a></text:p>
          </table:table-cell>
          <table:table-cell office:value-type="string" calcext:value-type="string">
            <text:p><text:a xlink:href="https://en.wiktionary.org/wiki/Reconstruction:Proto-Indo-European/krewh₂-" xlink:type="simple">*krewh₂-</text:a>, <text:a xlink:href="https://en.wiktionary.org/wiki/Reconstruction:Proto-Indo-European/h₁ésh₂r̥" xlink:type="simple">*h₁ésh₂r̥</text:a></text:p>
          </table:table-cell>
          <table:table-cell office:value-type="string" calcext:value-type="string">
            <text:p><text:a xlink:href="https://en.wiktionary.org/wiki/Reconstruction:Proto-Indo-Iranian/HásHr̥" xlink:type="simple">*HásHr̥</text:a>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tionary.org/wiki/bone" xlink:type="simple">bone</text:a></text:p>
          </table:table-cell>
          <table:table-cell office:value-type="string" calcext:value-type="string">
            <text:p><text:a xlink:href="https://en.wiktionary.org/wiki/Reconstruction:Proto-Indo-European/h₂óst" xlink:type="simple">*h₂óst</text:a>, <text:a xlink:href="https://en.wiktionary.org/w/index.php?title=Reconstruction:Proto-Indo-European/kost-&amp;action=edit&amp;redlink=1" xlink:type="simple">*kost-</text:a></text:p>
          </table:table-cell>
          <table:table-cell office:value-type="string" calcext:value-type="string">
            <text:p><text:a xlink:href="https://en.wiktionary.org/w/index.php?title=Reconstruction:Proto-Indo-Iranian/Hástʰi&amp;action=edit&amp;redlink=1" xlink:type="simple">*Hástʰi</text:a>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tionary.org/wiki/fat" xlink:type="simple">fat</text:a> (noun)</text:p>
          </table:table-cell>
          <table:table-cell office:value-type="string" calcext:value-type="string">
            <text:p><text:a xlink:href="https://en.wiktionary.org/wiki/Reconstruction:Proto-Indo-European/smérus" xlink:type="simple">*smérus</text:a></text:p>
          </table:table-cell>
          <table:table-cell office:value-type="string" calcext:value-type="string">
            <text:p><text:a xlink:href="https://en.wiktionary.org/w/index.php?title=Reconstruction:Proto-Indo-Iranian/píHwas&amp;action=edit&amp;redlink=1" xlink:type="simple">*píHwas</text:a>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tionary.org/wiki/egg" xlink:type="simple">egg</text:a></text:p>
          </table:table-cell>
          <table:table-cell office:value-type="string" calcext:value-type="string">
            <text:p><text:a xlink:href="https://en.wiktionary.org/wiki/Reconstruction:Proto-Indo-European/h₂ōwyóm" xlink:type="simple">*h₂ōwyóm</text:a></text:p>
          </table:table-cell>
          <table:table-cell office:value-type="string" calcext:value-type="string">
            <text:p><text:a xlink:href="https://en.wiktionary.org/w/index.php?title=Reconstruction:Proto-Indo-Iranian/Hāwyám&amp;action=edit&amp;redlink=1" xlink:type="simple">*Hāwyám</text:a>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tionary.org/wiki/horn" xlink:type="simple">horn</text:a></text:p>
          </table:table-cell>
          <table:table-cell office:value-type="string" calcext:value-type="string">
            <text:p><text:a xlink:href="https://en.wiktionary.org/wiki/Reconstruction:Proto-Indo-European/ḱerh₂-" xlink:type="simple">*ḱr̥nom, *ḱerh₂(s), *ḱerh₂sr̥, *koru</text:a></text:p>
          </table:table-cell>
          <table:table-cell office:value-type="string" calcext:value-type="string">
            <text:p><text:a xlink:href="https://en.wiktionary.org/w/index.php?title=Reconstruction:Proto-Indo-Iranian/ćáypas&amp;action=edit&amp;redlink=1" xlink:type="simple">*ćáypas</text:a>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tionary.org/wiki/tail" xlink:type="simple">tail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púšćas" xlink:type="simple">*púšćas</text:a>, <text:a xlink:href="https://en.wiktionary.org/w/index.php?title=Reconstruction:Proto-Indo-Iranian/wā́ras&amp;action=edit&amp;redlink=1" xlink:type="simple">*wā́ras</text:a>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en.wiktionary.org/wiki/feather" xlink:type="simple">feather</text:a></text:p>
          </table:table-cell>
          <table:table-cell office:value-type="string" calcext:value-type="string">
            <text:p><text:a xlink:href="https://en.wiktionary.org/wiki/Reconstruction:Proto-Indo-European/péth₂r̥" xlink:type="simple">*péth₂r̥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en.wiktionary.org/wiki/hair" xlink:type="simple">hair</text:a></text:p>
          </table:table-cell>
          <table:table-cell office:value-type="string" calcext:value-type="string">
            <text:p><text:a xlink:href="https://en.wiktionary.org/w/index.php?title=Reconstruction:Proto-Indo-European/pulh₂-&amp;action=edit&amp;redlink=1" xlink:type="simple">*pulh₂-</text:a></text:p>
          </table:table-cell>
          <table:table-cell office:value-type="string" calcext:value-type="string">
            <text:p><text:a xlink:href="https://en.wiktionary.org/wiki/Reconstruction:Proto-Indo-Iranian/Hráwma" xlink:type="simple">*Hráwma</text:a> (body hair?), <text:a xlink:href="https://en.wiktionary.org/w/index.php?title=Reconstruction:Proto-Indo-Iranian/káyćas&amp;action=edit&amp;redlink=1" xlink:type="simple">*káyćas</text:a> (hair on the head)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en.wiktionary.org/wiki/head" xlink:type="simple">head</text:a></text:p>
          </table:table-cell>
          <table:table-cell office:value-type="string" calcext:value-type="string">
            <text:p><text:a xlink:href="https://en.wiktionary.org/wiki/Reconstruction:Proto-Indo-European/káput-" xlink:type="simple">*káput-</text:a>, <text:a xlink:href="https://en.wiktionary.org/w/index.php?title=Reconstruction:Proto-Indo-European/gʰebʰelo-&amp;action=edit&amp;redlink=1" xlink:type="simple">*gʰebʰelo-</text:a></text:p>
          </table:table-cell>
          <table:table-cell office:value-type="string" calcext:value-type="string">
            <text:p><text:a xlink:href="https://en.wiktionary.org/wiki/Reconstruction:Proto-Indo-Iranian/ćŕ̥Has" xlink:type="simple">*ćŕ̥Has</text:a>, <text:a xlink:href="https://en.wiktionary.org/w/index.php?title=Reconstruction:Proto-Indo-Iranian/ćr̥Hšá&amp;action=edit&amp;redlink=1" xlink:type="simple">*ćr̥Hšá</text:a>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en.wiktionary.org/wiki/ear" xlink:type="simple">ear</text:a></text:p>
          </table:table-cell>
          <table:table-cell office:value-type="string" calcext:value-type="string">
            <text:p><text:a xlink:href="https://en.wiktionary.org/wiki/Reconstruction:Proto-Indo-European/h₂ṓws" xlink:type="simple">*h₂ṓws</text:a></text:p>
          </table:table-cell>
          <table:table-cell office:value-type="string" calcext:value-type="string">
            <text:p><text:a xlink:href="https://en.wiktionary.org/w/index.php?title=Reconstruction:Proto-Indo-Iranian/kárnas&amp;action=edit&amp;redlink=1" xlink:type="simple">*kárnas</text:a>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en.wiktionary.org/wiki/eye" xlink:type="simple">eye</text:a></text:p>
          </table:table-cell>
          <table:table-cell office:value-type="string" calcext:value-type="string">
            <text:p><text:a xlink:href="https://en.wiktionary.org/wiki/Reconstruction:Proto-Indo-European/h₃ókʷs" xlink:type="simple">*h₃ókʷs</text:a></text:p>
          </table:table-cell>
          <table:table-cell office:value-type="string" calcext:value-type="string">
            <text:p><text:a xlink:href="https://en.wiktionary.org/wiki/Reconstruction:Proto-Indo-Iranian/čákšuš" xlink:type="simple">*čákšuš</text:a>, <text:a xlink:href="https://en.wiktionary.org/wiki/Reconstruction:Proto-Indo-Iranian/čáćšma" xlink:type="simple">*čáćšma</text:a>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en.wiktionary.org/wiki/nose" xlink:type="simple">nose</text:a></text:p>
          </table:table-cell>
          <table:table-cell office:value-type="string" calcext:value-type="string">
            <text:p><text:a xlink:href="https://en.wiktionary.org/wiki/Reconstruction:Proto-Indo-European/néh₂s" xlink:type="simple">*Hnéh₂s</text:a></text:p>
          </table:table-cell>
          <table:table-cell office:value-type="string" calcext:value-type="string">
            <text:p><text:a xlink:href="https://en.wiktionary.org/wiki/Reconstruction:Proto-Indo-Iranian/náHsaH" xlink:type="simple">*náHsaH</text:a>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en.wiktionary.org/wiki/mouth" xlink:type="simple">mouth</text:a></text:p>
          </table:table-cell>
          <table:table-cell office:value-type="string" calcext:value-type="string">
            <text:p><text:a xlink:href="https://en.wiktionary.org/wiki/Reconstruction:Proto-Indo-European/h₃éh₁os" xlink:type="simple">*h₃éh₁os</text:a></text:p>
          </table:table-cell>
          <table:table-cell office:value-type="string" calcext:value-type="string">
            <text:p><text:a xlink:href="https://en.wiktionary.org/w/index.php?title=Reconstruction:Proto-Indo-Iranian/Hā́s&amp;action=edit&amp;redlink=1" xlink:type="simple">*Hā́s</text:a>, <text:a xlink:href="https://en.wiktionary.org/wiki/Reconstruction:Proto-Indo-Iranian/wáktram" xlink:type="simple">*wáktram</text:a>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en.wiktionary.org/wiki/tooth" xlink:type="simple">tooth</text:a></text:p>
          </table:table-cell>
          <table:table-cell office:value-type="string" calcext:value-type="string">
            <text:p><text:a xlink:href="https://en.wiktionary.org/wiki/Reconstruction:Proto-Indo-European/h₃dónts" xlink:type="simple">*h₃dónts</text:a>, <text:a xlink:href="https://en.wiktionary.org/wiki/Reconstruction:Proto-Indo-European/ǵómbʰos" xlink:type="simple">*ǵómbʰos</text:a></text:p>
          </table:table-cell>
          <table:table-cell office:value-type="string" calcext:value-type="string">
            <text:p><text:a xlink:href="https://en.wiktionary.org/wiki/Reconstruction:Proto-Indo-Iranian/Hdánts" xlink:type="simple">*Hdánts</text:a>, <text:a xlink:href="https://en.wiktionary.org/wiki/Reconstruction:Proto-Indo-Iranian/ȷ́ámbʰas" xlink:type="simple">*ȷ́ámbʰas</text:a>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en.wiktionary.org/wiki/tongue" xlink:type="simple">tongue</text:a> (organ)</text:p>
          </table:table-cell>
          <table:table-cell office:value-type="string" calcext:value-type="string">
            <text:p><text:a xlink:href="https://en.wiktionary.org/wiki/Reconstruction:Proto-Indo-European/dn̥ǵʰwéh₂s" xlink:type="simple">*dn̥ǵʰwéh₂s</text:a></text:p>
          </table:table-cell>
          <table:table-cell office:value-type="string" calcext:value-type="string">
            <text:p><text:a xlink:href="https://en.wiktionary.org/wiki/Reconstruction:Proto-Indo-Iranian/ȷ́iȷ́ʰwáH" xlink:type="simple">*ȷ́iȷ́ʰwáH</text:a>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en.wiktionary.org/wiki/fingernail" xlink:type="simple">fingernail</text:a></text:p>
          </table:table-cell>
          <table:table-cell office:value-type="string" calcext:value-type="string">
            <text:p><text:a xlink:href="https://en.wiktionary.org/wiki/Reconstruction:Proto-Indo-European/h₃negʰ-" xlink:type="simple">*h₃negʰ-</text:a></text:p>
          </table:table-cell>
          <table:table-cell office:value-type="string" calcext:value-type="string">
            <text:p><text:a xlink:href="https://en.wiktionary.org/wiki/Reconstruction:Proto-Indo-Iranian/Hnā́kš" xlink:type="simple">*Hnā́kš ~ Hnakʰás</text:a>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en.wiktionary.org/wiki/foot" xlink:type="simple">foot</text:a></text:p>
          </table:table-cell>
          <table:table-cell office:value-type="string" calcext:value-type="string">
            <text:p><text:a xlink:href="https://en.wiktionary.org/wiki/Reconstruction:Proto-Indo-European/pṓds" xlink:type="simple">*pṓds</text:a></text:p>
          </table:table-cell>
          <table:table-cell office:value-type="string" calcext:value-type="string">
            <text:p><text:a xlink:href="https://en.wiktionary.org/wiki/Reconstruction:Proto-Indo-Iranian/pā́ts" xlink:type="simple">*pā́ts</text:a>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en.wiktionary.org/wiki/leg" xlink:type="simple">leg</text:a></text:p>
          </table:table-cell>
          <table:table-cell office:value-type="string" calcext:value-type="string">
            <text:p><text:a xlink:href="https://en.wiktionary.org/w/index.php?title=Reconstruction:Proto-Indo-European/kroksko&amp;action=edit&amp;redlink=1" xlink:type="simple">*kroksko</text:a></text:p>
          </table:table-cell>
          <table:table-cell table:style-name="ce8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en.wiktionary.org/wiki/knee" xlink:type="simple">knee</text:a></text:p>
          </table:table-cell>
          <table:table-cell office:value-type="string" calcext:value-type="string">
            <text:p><text:a xlink:href="https://en.wiktionary.org/wiki/Reconstruction:Proto-Indo-European/ǵónu" xlink:type="simple">*ǵónu</text:a></text:p>
          </table:table-cell>
          <table:table-cell office:value-type="string" calcext:value-type="string">
            <text:p><text:a xlink:href="https://en.wiktionary.org/wiki/Reconstruction:Proto-Indo-Iranian/ȷ́ā́nu" xlink:type="simple">*ȷ́ā́nu</text:a>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tionary.org/wiki/hand" xlink:type="simple">hand</text:a></text:p>
          </table:table-cell>
          <table:table-cell office:value-type="string" calcext:value-type="string">
            <text:p><text:a xlink:href="https://en.wiktionary.org/wiki/Reconstruction:Proto-Indo-European/ǵʰésr̥" xlink:type="simple">*ǵʰésr̥</text:a>, <text:a xlink:href="https://en.wiktionary.org/w/index.php?title=Reconstruction:Proto-Indo-European/mar-&amp;action=edit&amp;redlink=1" xlink:type="simple">*mar-</text:a></text:p>
          </table:table-cell>
          <table:table-cell office:value-type="string" calcext:value-type="string">
            <text:p><text:a xlink:href="https://en.wiktionary.org/wiki/Reconstruction:Proto-Indo-Iranian/ȷ́ʰástas" xlink:type="simple">*ȷ́ʰástas</text:a>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en.wiktionary.org/wiki/wing" xlink:type="simple">wing</text:a></text:p>
          </table:table-cell>
          <table:table-cell office:value-type="string" calcext:value-type="string">
            <text:p><text:a xlink:href="https://en.wiktionary.org/wiki/Reconstruction:Proto-Indo-European/péth₂r̥" xlink:type="simple">*péth₂r̥</text:a></text:p>
          </table:table-cell>
          <table:table-cell office:value-type="string" calcext:value-type="string">
            <text:p><text:a xlink:href="https://en.wiktionary.org/wiki/Reconstruction:Proto-Indo-Iranian/parnám" xlink:type="simple">*parnám</text:a>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en.wiktionary.org/wiki/belly" xlink:type="simple">belly</text:a></text:p>
          </table:table-cell>
          <table:table-cell office:value-type="string" calcext:value-type="string">
            <text:p><text:a xlink:href="https://en.wiktionary.org/wiki/Reconstruction:Proto-Indo-European/úderos" xlink:type="simple">*úderos</text:a></text:p>
          </table:table-cell>
          <table:table-cell office:value-type="string" calcext:value-type="string">
            <text:p><text:a xlink:href="https://en.wiktionary.org/wiki/Reconstruction:Proto-Indo-Iranian/udáras" xlink:type="simple">*udáras</text:a>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en.wiktionary.org/wiki/guts" xlink:type="simple">guts</text:a></text:p>
          </table:table-cell>
          <table:table-cell office:value-type="string" calcext:value-type="string">
            <text:p><text:a xlink:href="https://en.wiktionary.org/w/index.php?title=Reconstruction:Proto-Indo-European/eh₁ter-&amp;action=edit&amp;redlink=1" xlink:type="simple">*eh₁ter-</text:a></text:p>
          </table:table-cell>
          <table:table-cell office:value-type="string" calcext:value-type="string">
            <text:p><text:a xlink:href="https://en.wiktionary.org/w/index.php?title=Reconstruction:Proto-Indo-Iranian/Hántram&amp;action=edit&amp;redlink=1" xlink:type="simple">*Hántram</text:a>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en.wiktionary.org/wiki/neck" xlink:type="simple">neck</text:a></text:p>
          </table:table-cell>
          <table:table-cell office:value-type="string" calcext:value-type="string">
            <text:p><text:a xlink:href="https://en.wiktionary.org/wiki/Reconstruction:Proto-Indo-European/mon-" xlink:type="simple">*mon-</text:a></text:p>
          </table:table-cell>
          <table:table-cell office:value-type="string" calcext:value-type="string">
            <text:p><text:a xlink:href="https://en.wiktionary.org/wiki/Reconstruction:Proto-Indo-Iranian/griHwáH" xlink:type="simple">*griHwáH</text:a> (neck, throat)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en.wiktionary.org/wiki/back" xlink:type="simple">back</text:a></text:p>
          </table:table-cell>
          <table:table-cell table:style-name="ce8"/>
          <table:table-cell office:value-type="string" calcext:value-type="string">
            <text:p><text:a xlink:href="https://en.wiktionary.org/wiki/Reconstruction:Proto-Indo-Iranian/pr̥štʰás" xlink:type="simple">*pr̥štʰás</text:a></text:p>
          </table:table-cell>
          <table:table-cell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en.wiktionary.org/wiki/breast" xlink:type="simple">breast</text:a></text:p>
          </table:table-cell>
          <table:table-cell office:value-type="string" calcext:value-type="string">
            <text:p><text:a xlink:href="https://en.wiktionary.org/wiki/Reconstruction:Proto-Indo-European/peg-" xlink:type="simple">*peg-</text:a>, <text:a xlink:href="https://en.wiktionary.org/wiki/Reconstruction:Proto-Indo-European/pstḗn" xlink:type="simple">*pstḗn</text:a></text:p>
          </table:table-cell>
          <table:table-cell office:value-type="string" calcext:value-type="string">
            <text:p><text:a xlink:href="https://en.wiktionary.org/wiki/Reconstruction:Proto-Indo-Iranian/pstánas" xlink:type="simple">*pstánas</text:a>, <text:a xlink:href="https://en.wiktionary.org/w/index.php?title=Reconstruction:Proto-Indo-Iranian/HúrHas&amp;action=edit&amp;redlink=1" xlink:type="simple">*HúrHas</text:a> (chest)</text:p>
          </table:table-cell>
          <table:table-cell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en.wiktionary.org/wiki/heart" xlink:type="simple">heart</text:a></text:p>
          </table:table-cell>
          <table:table-cell office:value-type="string" calcext:value-type="string">
            <text:p><text:a xlink:href="https://en.wiktionary.org/wiki/Reconstruction:Proto-Indo-European/ḱḗr" xlink:type="simple">*ḱḗr</text:a> (genitive *ḱr̥dés)</text:p>
          </table:table-cell>
          <table:table-cell office:value-type="string" calcext:value-type="string">
            <text:p><text:a xlink:href="https://en.wiktionary.org/wiki/Reconstruction:Proto-Indo-Iranian/ȷ́ʰŕ̥dayam" xlink:type="simple">*ȷ́ʰŕ̥dayam</text:a>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en.wiktionary.org/wiki/liver" xlink:type="simple">liver</text:a></text:p>
          </table:table-cell>
          <table:table-cell office:value-type="string" calcext:value-type="string">
            <text:p><text:a xlink:href="https://en.wiktionary.org/wiki/Reconstruction:Proto-Indo-European/Hyékʷr̥" xlink:type="simple">*Hyékʷr̥</text:a></text:p>
          </table:table-cell>
          <table:table-cell office:value-type="string" calcext:value-type="string">
            <text:p><text:a xlink:href="https://en.wiktionary.org/wiki/Reconstruction:Proto-Indo-Iranian/Hyákr̥" xlink:type="simple">*Hyákr̥</text:a>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to <text:a xlink:href="https://en.wiktionary.org/wiki/drink" xlink:type="simple">drink</text:a></text:p>
          </table:table-cell>
          <table:table-cell office:value-type="string" calcext:value-type="string">
            <text:p><text:a xlink:href="https://en.wiktionary.org/wiki/Reconstruction:Proto-Indo-European/píph₃eti" xlink:type="simple">*píph₃eti</text:a>, <text:a xlink:href="https://en.wiktionary.org/wiki/Reconstruction:Proto-Indo-European/h₁egʷʰ-" xlink:type="simple">*h₁egʷʰ-</text:a></text:p>
          </table:table-cell>
          <table:table-cell office:value-type="string" calcext:value-type="string">
            <text:p><text:a xlink:href="https://en.wiktionary.org/wiki/Reconstruction:Proto-Indo-Iranian/píbati" xlink:type="simple">*píbati</text:a>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 <text:a xlink:href="https://en.wiktionary.org/wiki/eat" xlink:type="simple">eat</text:a></text:p>
          </table:table-cell>
          <table:table-cell office:value-type="string" calcext:value-type="string">
            <text:p><text:a xlink:href="https://en.wiktionary.org/wiki/Reconstruction:Proto-Indo-European/h₁ed-" xlink:type="simple">*h₁ed-</text:a></text:p>
          </table:table-cell>
          <table:table-cell office:value-type="string" calcext:value-type="string">
            <text:p><text:a xlink:href="https://en.wiktionary.org/wiki/Reconstruction:Proto-Indo-Iranian/Hátˢti" xlink:type="simple">*Hátˢti</text:a>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to <text:a xlink:href="https://en.wiktionary.org/wiki/bite" xlink:type="simple">bite</text:a></text:p>
          </table:table-cell>
          <table:table-cell office:value-type="string" calcext:value-type="string">
            <text:p><text:a xlink:href="https://en.wiktionary.org/wiki/Reconstruction:Proto-Indo-European/denḱ-" xlink:type="simple">*denḱ-</text:a>, <text:a xlink:href="https://en.wiktionary.org/wiki/Reconstruction:Proto-Indo-European/h₁ed-" xlink:type="simple">*h₁ed-</text:a></text:p>
          </table:table-cell>
          <table:table-cell office:value-type="string" calcext:value-type="string">
            <text:p><text:a xlink:href="https://en.wiktionary.org/w/index.php?title=Reconstruction:Proto-Indo-Iranian/dáćati&amp;action=edit&amp;redlink=1" xlink:type="simple">*dáćati</text:a>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 <text:a xlink:href="https://en.wiktionary.org/wiki/suck" xlink:type="simple">suck</text:a></text:p>
          </table:table-cell>
          <table:table-cell office:value-type="string" calcext:value-type="string">
            <text:p><text:a xlink:href="https://en.wiktionary.org/wiki/Reconstruction:Proto-Indo-European/dʰeh₁(y)-" xlink:type="simple">*dʰeh₁(y)-</text:a></text:p>
          </table:table-cell>
          <table:table-cell office:value-type="string" calcext:value-type="string">
            <text:p><text:a xlink:href="https://en.wiktionary.org/w/index.php?title=Reconstruction:Proto-Indo-Iranian/dʰáyati&amp;action=edit&amp;redlink=1" xlink:type="simple">*dʰáyati</text:a>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 <text:a xlink:href="https://en.wiktionary.org/wiki/spit" xlink:type="simple">spit</text:a></text:p>
          </table:table-cell>
          <table:table-cell office:value-type="string" calcext:value-type="string">
            <text:p><text:a xlink:href="https://en.wiktionary.org/w/index.php?title=Reconstruction:Proto-Indo-European/sp(y)ew-&amp;action=edit&amp;redlink=1" xlink:type="simple">*sp(y)ew-</text:a></text:p>
          </table:table-cell>
          <table:table-cell table:style-name="ce8"/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to <text:a xlink:href="https://en.wiktionary.org/wiki/vomit" xlink:type="simple">vomit</text:a></text:p>
          </table:table-cell>
          <table:table-cell office:value-type="string" calcext:value-type="string">
            <text:p><text:a xlink:href="https://en.wiktionary.org/wiki/Reconstruction:Proto-Indo-European/wemh₁-" xlink:type="simple">*wemh₁-</text:a>, <text:a xlink:href="https://en.wiktionary.org/w/index.php?title=Reconstruction:Proto-Indo-European/h₁reug-&amp;action=edit&amp;redlink=1" xlink:type="simple">*h₁reug-</text:a></text:p>
          </table:table-cell>
          <table:table-cell office:value-type="string" calcext:value-type="string">
            <text:p><text:a xlink:href="https://en.wiktionary.org/w/index.php?title=Reconstruction:Proto-Indo-Iranian/wámHati&amp;action=edit&amp;redlink=1" xlink:type="simple">*wámHati</text:a></text:p>
          </table:table-cell>
          <table:table-cell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to <text:a xlink:href="https://en.wiktionary.org/wiki/blow" xlink:type="simple">blow</text:a></text:p>
          </table:table-cell>
          <table:table-cell office:value-type="string" calcext:value-type="string">
            <text:p><text:a xlink:href="https://en.wiktionary.org/wiki/Reconstruction:Proto-Indo-European/h₂weh₁-" xlink:type="simple">*h₂weh₁-</text:a></text:p>
          </table:table-cell>
          <table:table-cell office:value-type="string" calcext:value-type="string">
            <text:p><text:a xlink:href="https://en.wiktionary.org/w/index.php?title=Reconstruction:Proto-Indo-Iranian/Hwā́ti&amp;action=edit&amp;redlink=1" xlink:type="simple">*Hwā́ti</text:a> (of the wind), <text:a xlink:href="https://en.wiktionary.org/w/index.php?title=Reconstruction:Proto-Indo-Iranian/dʰámati&amp;action=edit&amp;redlink=1" xlink:type="simple">*dʰámati</text:a>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 <text:a xlink:href="https://en.wiktionary.org/wiki/breathe" xlink:type="simple">breathe</text:a></text:p>
          </table:table-cell>
          <table:table-cell office:value-type="string" calcext:value-type="string">
            <text:p><text:a xlink:href="https://en.wiktionary.org/wiki/Reconstruction:Proto-Indo-European/pnew-" xlink:type="simple">*pnew-</text:a></text:p>
          </table:table-cell>
          <table:table-cell table:style-name="ce8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 <text:a xlink:href="https://en.wiktionary.org/wiki/laugh" xlink:type="simple">laugh</text:a></text:p>
          </table:table-cell>
          <table:table-cell office:value-type="string" calcext:value-type="string">
            <text:p><text:a xlink:href="https://en.wiktionary.org/wiki/Reconstruction:Proto-Indo-European/(s)mey-" xlink:type="simple">*(s)mey-</text:a></text:p>
          </table:table-cell>
          <table:table-cell office:value-type="string" calcext:value-type="string">
            <text:p><text:a xlink:href="https://en.wiktionary.org/w/index.php?title=Reconstruction:Proto-Indo-Iranian/smáyatay&amp;action=edit&amp;redlink=1" xlink:type="simple">*smáyatay</text:a>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to <text:a xlink:href="https://en.wiktionary.org/wiki/see" xlink:type="simple">see</text:a></text:p>
          </table:table-cell>
          <table:table-cell office:value-type="string" calcext:value-type="string">
            <text:p><text:a xlink:href="https://en.wiktionary.org/wiki/Reconstruction:Proto-Indo-European/derḱ-" xlink:type="simple">*derḱ-</text:a>, <text:a xlink:href="https://en.wiktionary.org/wiki/Reconstruction:Proto-Indo-European/weyd-" xlink:type="simple">*weyd-</text:a></text:p>
          </table:table-cell>
          <table:table-cell office:value-type="string" calcext:value-type="string">
            <text:p><text:a xlink:href="https://en.wiktionary.org/wiki/Reconstruction:Proto-Indo-Iranian/čáštay" xlink:type="simple">*čáštay</text:a>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 <text:a xlink:href="https://en.wiktionary.org/wiki/hear" xlink:type="simple">hear</text:a></text:p>
          </table:table-cell>
          <table:table-cell office:value-type="string" calcext:value-type="string">
            <text:p><text:a xlink:href="https://en.wiktionary.org/wiki/Reconstruction:Proto-Indo-European/ḱlew-" xlink:type="simple">*ḱlew-</text:a></text:p>
          </table:table-cell>
          <table:table-cell office:value-type="string" calcext:value-type="string">
            <text:p><text:a xlink:href="https://en.wiktionary.org/wiki/Reconstruction:Proto-Indo-Iranian/ćr̥náwti" xlink:type="simple">*ćr̥náwti</text:a></text:p>
          </table:table-cell>
          <table:table-cell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to <text:a xlink:href="https://en.wiktionary.org/wiki/know" xlink:type="simple">know</text:a></text:p>
          </table:table-cell>
          <table:table-cell office:value-type="string" calcext:value-type="string">
            <text:p><text:a xlink:href="https://en.wiktionary.org/wiki/Reconstruction:Proto-Indo-European/ǵneh₃-" xlink:type="simple">*ǵneh₃-</text:a>, <text:a xlink:href="https://en.wiktionary.org/w/index.php?title=Reconstruction:Proto-Indo-European/ǵnéh₃-sḱ-&amp;action=edit&amp;redlink=1" xlink:type="simple">*ǵnéh₃-sḱ-</text:a>, <text:a xlink:href="https://en.wiktionary.org/wiki/Reconstruction:Proto-Indo-European/weyd-" xlink:type="simple">*weyd-</text:a></text:p>
          </table:table-cell>
          <table:table-cell office:value-type="string" calcext:value-type="string">
            <text:p><text:a xlink:href="https://en.wiktionary.org/wiki/Reconstruction:Proto-Indo-Iranian/ȷ́ānáHti" xlink:type="simple">*ȷ́ānáHti</text:a>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to <text:a xlink:href="https://en.wiktionary.org/wiki/think" xlink:type="simple">think</text:a></text:p>
          </table:table-cell>
          <table:table-cell office:value-type="string" calcext:value-type="string">
            <text:p><text:a xlink:href="https://en.wiktionary.org/wiki/Reconstruction:Proto-Indo-European/memóne" xlink:type="simple">*memóne</text:a>, <text:a xlink:href="https://en.wiktionary.org/wiki/Reconstruction:Proto-Indo-European/teng-" xlink:type="simple">*teng-</text:a></text:p>
          </table:table-cell>
          <table:table-cell office:value-type="string" calcext:value-type="string">
            <text:p><text:a xlink:href="https://en.wiktionary.org/wiki/Reconstruction:Proto-Indo-Iranian/mányatay" xlink:type="simple">*mányatay</text:a>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 <text:a xlink:href="https://en.wiktionary.org/wiki/smell" xlink:type="simple">smell</text:a></text:p>
          </table:table-cell>
          <table:table-cell office:value-type="string" calcext:value-type="string">
            <text:p><text:a xlink:href="https://en.wiktionary.org/wiki/Reconstruction:Proto-Indo-European/h₃ed-" xlink:type="simple">*h₃ed-</text:a></text:p>
          </table:table-cell>
          <table:table-cell table:style-name="ce8"/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 <text:a xlink:href="https://en.wiktionary.org/wiki/fear" xlink:type="simple">fear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bʰáyHti&amp;action=edit&amp;redlink=1" xlink:type="simple">*bʰáyHti</text:a>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to <text:a xlink:href="https://en.wiktionary.org/wiki/sleep" xlink:type="simple">sleep</text:a></text:p>
          </table:table-cell>
          <table:table-cell office:value-type="string" calcext:value-type="string">
            <text:p><text:a xlink:href="https://en.wiktionary.org/wiki/Reconstruction:Proto-Indo-European/swep-" xlink:type="simple">*swep-</text:a>, <text:a xlink:href="https://en.wiktionary.org/wiki/Reconstruction:Proto-Indo-European/drem-" xlink:type="simple">*drem-</text:a></text:p>
          </table:table-cell>
          <table:table-cell office:value-type="string" calcext:value-type="string">
            <text:p><text:a xlink:href="https://en.wiktionary.org/w/index.php?title=Reconstruction:Proto-Indo-Iranian/swápati&amp;action=edit&amp;redlink=1" xlink:type="simple">*swápati</text:a>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 <text:a xlink:href="https://en.wiktionary.org/wiki/live" xlink:type="simple">live</text:a></text:p>
          </table:table-cell>
          <table:table-cell office:value-type="string" calcext:value-type="string">
            <text:p><text:a xlink:href="https://en.wiktionary.org/wiki/Reconstruction:Proto-Indo-European/gʷeyh₃-" xlink:type="simple">*gʷeyh₃-</text:a></text:p>
          </table:table-cell>
          <table:table-cell office:value-type="string" calcext:value-type="string">
            <text:p><text:a xlink:href="https://en.wiktionary.org/wiki/Reconstruction:Proto-Indo-Iranian/ǰíHwati" xlink:type="simple">*ǰíHwati</text:a>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to <text:a xlink:href="https://en.wiktionary.org/wiki/die" xlink:type="simple">die</text:a></text:p>
          </table:table-cell>
          <table:table-cell office:value-type="string" calcext:value-type="string">
            <text:p><text:a xlink:href="https://en.wiktionary.org/wiki/Reconstruction:Proto-Indo-European/mer-" xlink:type="simple">*mer-</text:a>, <text:a xlink:href="https://en.wiktionary.org/wiki/Reconstruction:Proto-Indo-European/dʰew-" xlink:type="simple">*dʰew-</text:a></text:p>
          </table:table-cell>
          <table:table-cell office:value-type="string" calcext:value-type="string">
            <text:p><text:a xlink:href="https://en.wiktionary.org/wiki/Reconstruction:Proto-Indo-Iranian/mriyátay" xlink:type="simple">*mriyátay</text:a>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o <text:a xlink:href="https://en.wiktionary.org/wiki/kill" xlink:type="simple">kill</text:a></text:p>
          </table:table-cell>
          <table:table-cell office:value-type="string" calcext:value-type="string">
            <text:p><text:a xlink:href="https://en.wiktionary.org/wiki/Reconstruction:Proto-Indo-European/gʷʰen-" xlink:type="simple">*gʷʰen-</text:a></text:p>
          </table:table-cell>
          <table:table-cell office:value-type="string" calcext:value-type="string">
            <text:p><text:a xlink:href="https://en.wiktionary.org/wiki/Reconstruction:Proto-Indo-Iranian/ǰʰánti" xlink:type="simple">*ǰʰánti</text:a></text:p>
          </table:table-cell>
          <table:table-cell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to <text:a xlink:href="https://en.wiktionary.org/wiki/fight" xlink:type="simple">fight</text:a></text:p>
          </table:table-cell>
          <table:table-cell table:style-name="ce8"/>
          <table:table-cell office:value-type="string" calcext:value-type="string">
            <text:p><text:a xlink:href="https://en.wiktionary.org/w/index.php?title=Reconstruction:Proto-Indo-Iranian/Hyáwdʰati&amp;action=edit&amp;redlink=1" xlink:type="simple">*Hyáwdʰati</text:a>, <text:a xlink:href="https://en.wiktionary.org/w/index.php?title=Reconstruction:Proto-Indo-Iranian/Hyúdʰyati&amp;action=edit&amp;redlink=1" xlink:type="simple">*Hyúdʰyati</text:a>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to <text:a xlink:href="https://en.wiktionary.org/wiki/hunt" xlink:type="simple">hunt</text:a></text:p>
          </table:table-cell>
          <table:table-cell office:value-type="string" calcext:value-type="string">
            <text:p><text:a xlink:href="https://en.wiktionary.org/wiki/Reconstruction:Proto-Indo-European/weyh₁-" xlink:type="simple">*weyh₁-</text:a>, <text:a xlink:href="https://en.wiktionary.org/w/index.php?title=Reconstruction:Proto-Indo-European/sekʷh₃-&amp;action=edit&amp;redlink=1" xlink:type="simple">*sekʷh₃-</text:a></text:p>
          </table:table-cell>
          <table:table-cell office:value-type="string" calcext:value-type="string">
            <text:p><text:a xlink:href="https://en.wiktionary.org/wiki/Reconstruction:Proto-Indo-Iranian/wáyHti" xlink:type="simple">*wáyHti</text:a> (to chase)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o <text:a xlink:href="https://en.wiktionary.org/wiki/hit" xlink:type="simple">hit</text:a></text:p>
          </table:table-cell>
          <table:table-cell office:value-type="string" calcext:value-type="string">
            <text:p><text:a xlink:href="https://en.wiktionary.org/w/index.php?title=Reconstruction:Proto-Indo-European/pleh₂k-&amp;action=edit&amp;redlink=1" xlink:type="simple">*pleh₂k-</text:a></text:p>
          </table:table-cell>
          <table:table-cell table:style-name="ce8"/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o <text:a xlink:href="https://en.wiktionary.org/wiki/cut" xlink:type="simple">cut</text:a></text:p>
          </table:table-cell>
          <table:table-cell office:value-type="string" calcext:value-type="string">
            <text:p><text:a xlink:href="https://en.wiktionary.org/w/index.php?title=Reconstruction:Proto-Indo-European/kr̥t-&amp;action=edit&amp;redlink=1" xlink:type="simple">*kr̥t-</text:a></text:p>
          </table:table-cell>
          <table:table-cell office:value-type="string" calcext:value-type="string">
            <text:p><text:a xlink:href="https://en.wiktionary.org/wiki/Reconstruction:Proto-Indo-Iranian/śćinátˢti" xlink:type="simple">*śćinátˢti</text:a>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to <text:a xlink:href="https://en.wiktionary.org/wiki/split" xlink:type="simple">split</text:a></text:p>
          </table:table-cell>
          <table:table-cell office:value-type="string" calcext:value-type="string">
            <text:p><text:a xlink:href="https://en.wiktionary.org/wiki/Reconstruction:Proto-Indo-European/skéydt" xlink:type="simple">*skéydt</text:a>, <text:a xlink:href="https://en.wiktionary.org/wiki/Reconstruction:Proto-Indo-European/skinédti" xlink:type="simple">*skinédti</text:a></text:p>
          </table:table-cell>
          <table:table-cell office:value-type="string" calcext:value-type="string">
            <text:p><text:a xlink:href="https://en.wiktionary.org/wiki/Reconstruction:Proto-Indo-Iranian/bʰinátˢti" xlink:type="simple">*bʰinátˢti</text:a>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to <text:a xlink:href="https://en.wiktionary.org/wiki/stab" xlink:type="simple">stab</text:a></text:p>
          </table:table-cell>
          <table:table-cell office:value-type="string" calcext:value-type="string">
            <text:p><text:a xlink:href="https://en.wiktionary.org/wiki/Reconstruction:Proto-Indo-European/dʰeygʷ-" xlink:type="simple">*dʰeygʷ-</text:a>, <text:a xlink:href="https://en.wiktionary.org/w/index.php?title=Reconstruction:Proto-Indo-European/bʰod-&amp;action=edit&amp;redlink=1" xlink:type="simple">*bʰod-</text:a></text:p>
          </table:table-cell>
          <table:table-cell table:style-name="ce8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o <text:a xlink:href="https://en.wiktionary.org/wiki/scratch" xlink:type="simple">scratch</text:a></text:p>
          </table:table-cell>
          <table:table-cell office:value-type="string" calcext:value-type="string">
            <text:p><text:a xlink:href="https://en.wiktionary.org/wiki/Reconstruction:Proto-Indo-European/gerbʰ-" xlink:type="simple">*gerbʰ-</text:a></text:p>
          </table:table-cell>
          <table:table-cell table:style-name="ce8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o <text:a xlink:href="https://en.wiktionary.org/wiki/dig" xlink:type="simple">dig</text:a></text:p>
          </table:table-cell>
          <table:table-cell office:value-type="string" calcext:value-type="string">
            <text:p><text:a xlink:href="https://en.wiktionary.org/wiki/Reconstruction:Proto-Indo-European/dʰeygʷ-" xlink:type="simple">*dʰeygʷ-</text:a></text:p>
          </table:table-cell>
          <table:table-cell table:style-name="ce8"/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o <text:a xlink:href="https://en.wiktionary.org/wiki/swim" xlink:type="simple">swim</text:a></text:p>
          </table:table-cell>
          <table:table-cell office:value-type="string" calcext:value-type="string">
            <text:p><text:a xlink:href="https://en.wiktionary.org/wiki/Reconstruction:Proto-Indo-European/(s)neh₂-" xlink:type="simple">*(s)neh₂-</text:a></text:p>
          </table:table-cell>
          <table:table-cell table:style-name="ce8"/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to <text:a xlink:href="https://en.wiktionary.org/wiki/fly" xlink:type="simple">fly</text:a></text:p>
          </table:table-cell>
          <table:table-cell office:value-type="string" calcext:value-type="string">
            <text:p><text:a xlink:href="https://en.wiktionary.org/wiki/Reconstruction:Proto-Indo-European/peth₂-" xlink:type="simple">*peth₂-</text:a>, <text:a xlink:href="https://en.wiktionary.org/w/index.php?title=Reconstruction:Proto-Indo-European/gʷel-&amp;action=edit&amp;redlink=1" xlink:type="simple">*gʷel-</text:a></text:p>
          </table:table-cell>
          <table:table-cell table:style-name="ce8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o <text:a xlink:href="https://en.wiktionary.org/wiki/walk" xlink:type="simple">walk</text:a></text:p>
          </table:table-cell>
          <table:table-cell office:value-type="string" calcext:value-type="string">
            <text:p><text:a xlink:href="https://en.wiktionary.org/w/index.php?title=Reconstruction:Proto-Indo-European/gʰredʰ-&amp;action=edit&amp;redlink=1" xlink:type="simple">*gʰredʰ-</text:a></text:p>
          </table:table-cell>
          <table:table-cell office:value-type="string" calcext:value-type="string">
            <text:p><text:a xlink:href="https://en.wiktionary.org/wiki/Reconstruction:Proto-Indo-Iranian/pádyati" xlink:type="simple">*pádyati</text:a>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to <text:a xlink:href="https://en.wiktionary.org/wiki/come" xlink:type="simple">come</text:a></text:p>
          </table:table-cell>
          <table:table-cell office:value-type="string" calcext:value-type="string">
            <text:p><text:a xlink:href="https://en.wiktionary.org/wiki/Reconstruction:Proto-Indo-European/gʷémt" xlink:type="simple">*gʷémt</text:a>, <text:a xlink:href="https://en.wiktionary.org/wiki/Reconstruction:Proto-Indo-European/gʷm̥sḱéti" xlink:type="simple">*gʷm̥sḱéti</text:a>, <text:a xlink:href="https://en.wiktionary.org/wiki/Reconstruction:Proto-Indo-European/gʷeh₂-" xlink:type="simple">*gʷeh₂-</text:a></text:p>
          </table:table-cell>
          <table:table-cell table:style-name="ce8"/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to <text:a xlink:href="https://en.wiktionary.org/wiki/lie" xlink:type="simple">lie</text:a> (as in a bed)</text:p>
          </table:table-cell>
          <table:table-cell office:value-type="string" calcext:value-type="string">
            <text:p><text:a xlink:href="https://en.wiktionary.org/wiki/Reconstruction:Proto-Indo-European/légʰyeti" xlink:type="simple">*légʰyeti</text:a>, <text:a xlink:href="https://en.wiktionary.org/wiki/Reconstruction:Proto-Indo-European/ḱéytor" xlink:type="simple">*ḱéytor</text:a></text:p>
          </table:table-cell>
          <table:table-cell table:style-name="ce8"/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to <text:a xlink:href="https://en.wiktionary.org/wiki/sit" xlink:type="simple">sit</text:a></text:p>
          </table:table-cell>
          <table:table-cell office:value-type="string" calcext:value-type="string">
            <text:p><text:a xlink:href="https://en.wiktionary.org/wiki/Reconstruction:Proto-Indo-European/sédt" xlink:type="simple">*sédt</text:a>, <text:a xlink:href="https://en.wiktionary.org/wiki/Reconstruction:Proto-Indo-European/sísdeti" xlink:type="simple">*sísdeti</text:a></text:p>
          </table:table-cell>
          <table:table-cell office:value-type="string" calcext:value-type="string">
            <text:p><text:a xlink:href="https://en.wiktionary.org/wiki/Reconstruction:Proto-Indo-Iranian/síždati" xlink:type="simple">*síždati</text:a></text:p>
          </table:table-cell>
          <table:table-cell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to <text:a xlink:href="https://en.wiktionary.org/wiki/stand" xlink:type="simple">stand</text:a></text:p>
          </table:table-cell>
          <table:table-cell office:value-type="string" calcext:value-type="string">
            <text:p><text:a xlink:href="https://en.wiktionary.org/wiki/Reconstruction:Proto-Indo-European/stéh₂t" xlink:type="simple">*stéh₂t</text:a>, <text:a xlink:href="https://en.wiktionary.org/wiki/Reconstruction:Proto-Indo-European/stestóh₂e" xlink:type="simple">*stestóh₂e</text:a>, <text:a xlink:href="https://en.wiktionary.org/wiki/Reconstruction:Proto-Indo-European/stísteh₂ti" xlink:type="simple">*stísteh₂ti</text:a></text:p>
          </table:table-cell>
          <table:table-cell office:value-type="string" calcext:value-type="string">
            <text:p><text:a xlink:href="https://en.wiktionary.org/w/index.php?title=Reconstruction:Proto-Indo-Iranian/stíštaHti&amp;action=edit&amp;redlink=1" xlink:type="simple">*stíštaHti</text:a>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to <text:a xlink:href="https://en.wiktionary.org/wiki/turn" xlink:type="simple">turn</text:a> (intransitive)</text:p>
          </table:table-cell>
          <table:table-cell office:value-type="string" calcext:value-type="string">
            <text:p><text:a xlink:href="https://en.wiktionary.org/wiki/Reconstruction:Proto-Indo-European/wértti" xlink:type="simple">*wértti</text:a></text:p>
          </table:table-cell>
          <table:table-cell table:style-name="ce8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o <text:a xlink:href="https://en.wiktionary.org/wiki/fall" xlink:type="simple">fall</text:a></text:p>
          </table:table-cell>
          <table:table-cell office:value-type="string" calcext:value-type="string">
            <text:p><text:a xlink:href="https://en.wiktionary.org/wiki/Reconstruction:Proto-Indo-European/ḱh₂d-" xlink:type="simple">*ḱh₂d-</text:a></text:p>
          </table:table-cell>
          <table:table-cell table:style-name="ce8"/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to <text:a xlink:href="https://en.wiktionary.org/wiki/give" xlink:type="simple">give</text:a></text:p>
          </table:table-cell>
          <table:table-cell office:value-type="string" calcext:value-type="string">
            <text:p><text:a xlink:href="https://en.wiktionary.org/wiki/Reconstruction:Proto-Indo-European/déh₃t" xlink:type="simple">*déh₃t</text:a>, <text:a xlink:href="https://en.wiktionary.org/wiki/Reconstruction:Proto-Indo-European/dédeh₃ti" xlink:type="simple">*dédeh₃ti</text:a></text:p>
          </table:table-cell>
          <table:table-cell office:value-type="string" calcext:value-type="string">
            <text:p><text:a xlink:href="https://en.wiktionary.org/wiki/Reconstruction:Proto-Indo-Iranian/dádaHti" xlink:type="simple">*dádaHti</text:a>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to <text:a xlink:href="https://en.wiktionary.org/wiki/hold" xlink:type="simple">hold</text:a></text:p>
          </table:table-cell>
          <table:table-cell office:value-type="string" calcext:value-type="string">
            <text:p><text:a xlink:href="https://en.wiktionary.org/wiki/Reconstruction:Proto-Indo-European/segʰ-" xlink:type="simple">*segʰ-</text:a></text:p>
          </table:table-cell>
          <table:table-cell office:value-type="string" calcext:value-type="string">
            <text:p><text:a xlink:href="https://en.wiktionary.org/wiki/Reconstruction:Proto-Indo-Iranian/dʰárati" xlink:type="simple">*dʰárati</text:a>, <text:a xlink:href="https://en.wiktionary.org/wiki/Reconstruction:Proto-Indo-Iranian/dʰāráyati" xlink:type="simple">*dʰāráyati</text:a>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o <text:a xlink:href="https://en.wiktionary.org/wiki/squeeze" xlink:type="simple">squeeze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o <text:a xlink:href="https://en.wiktionary.org/wiki/rub" xlink:type="simple">rub</text:a></text:p>
          </table:table-cell>
          <table:table-cell office:value-type="string" calcext:value-type="string">
            <text:p><text:a xlink:href="https://en.wiktionary.org/wiki/Reconstruction:Proto-Indo-European/melh₂-" xlink:type="simple">*melh₂-</text:a></text:p>
          </table:table-cell>
          <table:table-cell table:style-name="ce8"/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to <text:a xlink:href="https://en.wiktionary.org/wiki/wash" xlink:type="simple">wash</text:a></text:p>
          </table:table-cell>
          <table:table-cell office:value-type="string" calcext:value-type="string">
            <text:p><text:a xlink:href="https://en.wiktionary.org/wiki/Reconstruction:Proto-Indo-European/lewh₃-" xlink:type="simple">*lewh₃-</text:a>, <text:a xlink:href="https://en.wiktionary.org/wiki/Reconstruction:Proto-Indo-European/neygʷ-" xlink:type="simple">*neygʷ-</text:a></text:p>
          </table:table-cell>
          <table:table-cell table:style-name="ce8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o <text:a xlink:href="https://en.wiktionary.org/wiki/wipe" xlink:type="simple">wipe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o <text:a xlink:href="https://en.wiktionary.org/wiki/pull" xlink:type="simple">pull</text:a></text:p>
          </table:table-cell>
          <table:table-cell office:value-type="string" calcext:value-type="string">
            <text:p><text:a xlink:href="https://en.wiktionary.org/w/index.php?title=Reconstruction:Proto-Indo-European/tragʰ-&amp;action=edit&amp;redlink=1" xlink:type="simple">*tragʰ-</text:a></text:p>
          </table:table-cell>
          <table:table-cell table:style-name="ce8"/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o <text:a xlink:href="https://en.wiktionary.org/wiki/push" xlink:type="simple">push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o <text:a xlink:href="https://en.wiktionary.org/wiki/throw" xlink:type="simple">throw</text:a></text:p>
          </table:table-cell>
          <table:table-cell office:value-type="string" calcext:value-type="string">
            <text:p><text:a xlink:href="https://en.wiktionary.org/wiki/Reconstruction:Proto-Indo-European/swep-" xlink:type="simple">*swep-</text:a></text:p>
          </table:table-cell>
          <table:table-cell table:style-name="ce8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o <text:a xlink:href="https://en.wiktionary.org/wiki/tie" xlink:type="simple">tie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 <text:a xlink:href="https://en.wiktionary.org/wiki/sew" xlink:type="simple">sew</text:a></text:p>
          </table:table-cell>
          <table:table-cell office:value-type="string" calcext:value-type="string">
            <text:p><text:a xlink:href="https://en.wiktionary.org/w/index.php?title=Reconstruction:Proto-Indo-European/syuh₁-&amp;action=edit&amp;redlink=1" xlink:type="simple">*syuh₁-</text:a></text:p>
          </table:table-cell>
          <table:table-cell table:style-name="ce8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 <text:a xlink:href="https://en.wiktionary.org/wiki/count" xlink:type="simple">count</text:a></text:p>
          </table:table-cell>
          <table:table-cell office:value-type="string" calcext:value-type="string">
            <text:p><text:a xlink:href="https://en.wiktionary.org/w/index.php?title=Reconstruction:Proto-Indo-European/dol-&amp;action=edit&amp;redlink=1" xlink:type="simple">*dol-</text:a>, <text:a xlink:href="https://en.wiktionary.org/w/index.php?title=Reconstruction:Proto-Indo-European/del-&amp;action=edit&amp;redlink=1" xlink:type="simple">*del-</text:a></text:p>
          </table:table-cell>
          <table:table-cell table:style-name="ce8"/>
          <table:table-cell/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string" calcext:value-type="string">
            <text:p>to <text:a xlink:href="https://en.wiktionary.org/wiki/say" xlink:type="simple">say</text:a></text:p>
          </table:table-cell>
          <table:table-cell office:value-type="string" calcext:value-type="string">
            <text:p><text:a xlink:href="https://en.wiktionary.org/wiki/Reconstruction:Proto-Indo-European/sekʷ-" xlink:type="simple">*sekʷ-</text:a>, <text:a xlink:href="https://en.wiktionary.org/wiki/Reconstruction:Proto-Indo-European/wéwket" xlink:type="simple">*wéwket</text:a></text:p>
          </table:table-cell>
          <table:table-cell office:value-type="string" calcext:value-type="string">
            <text:p><text:a xlink:href="https://en.wiktionary.org/wiki/Reconstruction:Proto-Indo-Iranian/Háwǰʰati" xlink:type="simple">*Háwǰʰati</text:a>, <text:a xlink:href="https://en.wiktionary.org/w/index.php?title=Reconstruction:Proto-Indo-Iranian/wákti&amp;action=edit&amp;redlink=1" xlink:type="simple">*wákti</text:a>, <text:a xlink:href="https://en.wiktionary.org/wiki/Reconstruction:Proto-Indo-Iranian/mráwHti" xlink:type="simple">*mráwHti</text:a>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 <text:a xlink:href="https://en.wiktionary.org/wiki/sing" xlink:type="simple">sing</text:a></text:p>
          </table:table-cell>
          <table:table-cell office:value-type="string" calcext:value-type="string">
            <text:p><text:a xlink:href="https://en.wiktionary.org/wiki/Reconstruction:Proto-Indo-European/kan-" xlink:type="simple">*kan-</text:a></text:p>
          </table:table-cell>
          <table:table-cell office:value-type="string" calcext:value-type="string">
            <text:p><text:a xlink:href="https://en.wiktionary.org/w/index.php?title=Reconstruction:Proto-Indo-Iranian/gáHyati&amp;action=edit&amp;redlink=1" xlink:type="simple">*gáHyati</text:a>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o <text:a xlink:href="https://en.wiktionary.org/wiki/play" xlink:type="simple">play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o <text:a xlink:href="https://en.wiktionary.org/wiki/float" xlink:type="simple">float</text:a></text:p>
          </table:table-cell>
          <table:table-cell office:value-type="string" calcext:value-type="string">
            <text:p><text:a xlink:href="https://en.wiktionary.org/wiki/Reconstruction:Proto-Indo-European/plew-" xlink:type="simple">*plew-</text:a></text:p>
          </table:table-cell>
          <table:table-cell table:style-name="ce8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o <text:a xlink:href="https://en.wiktionary.org/wiki/flow" xlink:type="simple">flow</text:a></text:p>
          </table:table-cell>
          <table:table-cell office:value-type="string" calcext:value-type="string">
            <text:p><text:a xlink:href="https://en.wiktionary.org/wiki/Reconstruction:Proto-Indo-European/plew-" xlink:type="simple">*plew-</text:a></text:p>
          </table:table-cell>
          <table:table-cell table:style-name="ce8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o <text:a xlink:href="https://en.wiktionary.org/wiki/freeze" xlink:type="simple">freeze</text:a></text:p>
          </table:table-cell>
          <table:table-cell office:value-type="string" calcext:value-type="string">
            <text:p><text:a xlink:href="https://en.wiktionary.org/wiki/Reconstruction:Proto-Indo-European/gel-" xlink:type="simple">*gel-</text:a></text:p>
          </table:table-cell>
          <table:table-cell table:style-name="ce8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 <text:a xlink:href="https://en.wiktionary.org/wiki/swell" xlink:type="simple">swell</text:a></text:p>
          </table:table-cell>
          <table:table-cell office:value-type="string" calcext:value-type="string">
            <text:p><text:a xlink:href="https://en.wiktionary.org/wiki/Reconstruction:Proto-Indo-European/tewh₂-" xlink:type="simple">*tewh₂-</text:a></text:p>
          </table:table-cell>
          <table:table-cell table:style-name="ce8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sun" xlink:type="simple">sun</text:a></text:p>
          </table:table-cell>
          <table:table-cell office:value-type="string" calcext:value-type="string">
            <text:p><text:a xlink:href="https://en.wiktionary.org/wiki/Reconstruction:Proto-Indo-European/sóh₂wl̥" xlink:type="simple">*sóh₂wl̥</text:a></text:p>
          </table:table-cell>
          <table:table-cell office:value-type="string" calcext:value-type="string">
            <text:p><text:a xlink:href="https://en.wiktionary.org/wiki/Reconstruction:Proto-Indo-Iranian/súHar" xlink:type="simple">*súHar</text:a>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moon" xlink:type="simple">moon</text:a></text:p>
          </table:table-cell>
          <table:table-cell office:value-type="string" calcext:value-type="string">
            <text:p><text:a xlink:href="https://en.wiktionary.org/wiki/Reconstruction:Proto-Indo-European/mḗh₁n̥s" xlink:type="simple">*mḗh₁n̥s</text:a>, <text:a xlink:href="https://en.wiktionary.org/wiki/Reconstruction:Proto-Indo-European/lówksneh₂" xlink:type="simple">*lówksneh₂</text:a></text:p>
          </table:table-cell>
          <table:table-cell office:value-type="string" calcext:value-type="string">
            <text:p><text:a xlink:href="https://en.wiktionary.org/wiki/Reconstruction:Proto-Indo-Iranian/mā́Has" xlink:type="simple">*mā́Has</text:a>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star" xlink:type="simple">star</text:a></text:p>
          </table:table-cell>
          <table:table-cell office:value-type="string" calcext:value-type="string">
            <text:p><text:a xlink:href="https://en.wiktionary.org/wiki/Reconstruction:Proto-Indo-European/h₂stḗr" xlink:type="simple">*h₂stḗr</text:a></text:p>
          </table:table-cell>
          <table:table-cell office:value-type="string" calcext:value-type="string">
            <text:p><text:a xlink:href="https://en.wiktionary.org/wiki/Reconstruction:Proto-Indo-Iranian/Hstā́" xlink:type="simple">*Hstā́</text:a>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water" xlink:type="simple">water</text:a></text:p>
          </table:table-cell>
          <table:table-cell office:value-type="string" calcext:value-type="string">
            <text:p><text:a xlink:href="https://en.wiktionary.org/wiki/Reconstruction:Proto-Indo-European/h₂ekʷeh₂" xlink:type="simple">*h₂ekʷeh₂</text:a>, <text:a xlink:href="https://en.wiktionary.org/wiki/Reconstruction:Proto-Indo-European/h₂ep-" xlink:type="simple">*h₂ep-</text:a>, <text:a xlink:href="https://en.wiktionary.org/wiki/Reconstruction:Proto-Indo-European/wódr̥" xlink:type="simple">*wódr̥</text:a></text:p>
          </table:table-cell>
          <table:table-cell office:value-type="string" calcext:value-type="string">
            <text:p><text:a xlink:href="https://en.wiktionary.org/wiki/Reconstruction:Proto-Indo-Iranian/Hā́pš" xlink:type="simple">*Hā́pš</text:a>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tionary.org/wiki/rain" xlink:type="simple">rain</text:a></text:p>
          </table:table-cell>
          <table:table-cell office:value-type="string" calcext:value-type="string">
            <text:p><text:a xlink:href="https://en.wiktionary.org/w/index.php?title=Reconstruction:Proto-Indo-European/h₂ekmon&amp;action=edit&amp;redlink=1" xlink:type="simple">*h₂ekmon</text:a></text:p>
          </table:table-cell>
          <table:table-cell table:style-name="ce8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river" xlink:type="simple">river</text:a></text:p>
          </table:table-cell>
          <table:table-cell office:value-type="string" calcext:value-type="string">
            <text:p><text:a xlink:href="https://en.wiktionary.org/wiki/Reconstruction:Proto-Indo-European/h₂ékʷeh₂" xlink:type="simple">*h₂ékʷeh₂</text:a></text:p>
          </table:table-cell>
          <table:table-cell table:style-name="ce8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lake" xlink:type="simple">lake</text:a></text:p>
          </table:table-cell>
          <table:table-cell office:value-type="string" calcext:value-type="string">
            <text:p><text:a xlink:href="https://en.wiktionary.org/wiki/Reconstruction:Proto-Indo-European/h₂ep-" xlink:type="simple">*h₂ep-</text:a></text:p>
          </table:table-cell>
          <table:table-cell table:style-name="ce8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en.wiktionary.org/wiki/sea" xlink:type="simple">sea</text:a></text:p>
          </table:table-cell>
          <table:table-cell office:value-type="string" calcext:value-type="string">
            <text:p><text:a xlink:href="https://en.wiktionary.org/wiki/Reconstruction:Proto-Indo-European/móri" xlink:type="simple">*móri</text:a></text:p>
          </table:table-cell>
          <table:table-cell table:style-name="ce8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salt" xlink:type="simple">salt</text:a></text:p>
          </table:table-cell>
          <table:table-cell office:value-type="string" calcext:value-type="string">
            <text:p><text:a xlink:href="https://en.wiktionary.org/wiki/Reconstruction:Proto-Indo-European/séh₂ls" xlink:type="simple">*séh₂ls</text:a></text:p>
          </table:table-cell>
          <table:table-cell table:style-name="ce8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stone" xlink:type="simple">stone</text:a></text:p>
          </table:table-cell>
          <table:table-cell office:value-type="string" calcext:value-type="string">
            <text:p><text:a xlink:href="https://en.wiktionary.org/wiki/Reconstruction:Proto-Indo-European/h₂éḱmō" xlink:type="simple">*h₂éḱmō</text:a></text:p>
          </table:table-cell>
          <table:table-cell table:style-name="ce8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sand" xlink:type="simple">sand</text:a></text:p>
          </table:table-cell>
          <table:table-cell office:value-type="string" calcext:value-type="string">
            <text:p><text:a xlink:href="https://en.wiktionary.org/w/index.php?title=Reconstruction:Proto-Indo-European/sámh₂dʰos&amp;action=edit&amp;redlink=1" xlink:type="simple">*sámh₂dʰos</text:a></text:p>
          </table:table-cell>
          <table:table-cell table:style-name="ce8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dust" xlink:type="simple">dust</text:a></text:p>
          </table:table-cell>
          <table:table-cell office:value-type="string" calcext:value-type="string">
            <text:p><text:a xlink:href="https://en.wiktionary.org/wiki/Reconstruction:Proto-Indo-European/pers-" xlink:type="simple">*pers-</text:a></text:p>
          </table:table-cell>
          <table:table-cell table:style-name="ce8"/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earth" xlink:type="simple">earth</text:a></text:p>
          </table:table-cell>
          <table:table-cell office:value-type="string" calcext:value-type="string">
            <text:p><text:a xlink:href="https://en.wiktionary.org/wiki/Reconstruction:Proto-Indo-European/dʰéǵʰōm" xlink:type="simple">*dʰéǵʰōm</text:a></text:p>
          </table:table-cell>
          <table:table-cell office:value-type="string" calcext:value-type="string">
            <text:p><text:a xlink:href="https://en.wiktionary.org/w/index.php?title=Reconstruction:Proto-Indo-Iranian/ȷ́ʰžʰáHs&amp;action=edit&amp;redlink=1" xlink:type="simple">*ȷ́ʰžʰáHs</text:a>, <text:a xlink:href="https://en.wiktionary.org/wiki/Reconstruction:Proto-Indo-Iranian/bʰúHmiš" xlink:type="simple">*bʰúHmiš</text:a>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cloud" xlink:type="simple">cloud</text:a></text:p>
          </table:table-cell>
          <table:table-cell office:value-type="string" calcext:value-type="string">
            <text:p><text:a xlink:href="https://en.wiktionary.org/wiki/Reconstruction:Proto-Indo-European/nébʰos" xlink:type="simple">*nébʰos</text:a></text:p>
          </table:table-cell>
          <table:table-cell office:value-type="string" calcext:value-type="string">
            <text:p><text:a xlink:href="https://en.wiktionary.org/wiki/Reconstruction:Proto-Indo-Iranian/Hmaygʰás" xlink:type="simple">*Hmaygʰás</text:a>, <text:a xlink:href="https://en.wiktionary.org/wiki/Reconstruction:Proto-Indo-Iranian/abʰrás" xlink:type="simple">*abʰrás</text:a>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fog" xlink:type="simple">fog</text:a></text:p>
          </table:table-cell>
          <table:table-cell office:value-type="string" calcext:value-type="string">
            <text:p><text:a xlink:href="https://en.wiktionary.org/w/index.php?title=Reconstruction:Proto-Indo-European/snewdʰ-&amp;action=edit&amp;redlink=1" xlink:type="simple">*snewdʰ-</text:a></text:p>
          </table:table-cell>
          <table:table-cell office:value-type="string" calcext:value-type="string">
            <text:p><text:a xlink:href="https://en.wiktionary.org/wiki/Reconstruction:Proto-Indo-Iranian/dʰuHmás" xlink:type="simple">*dʰuHmás</text:a>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sky" xlink:type="simple">sky</text:a></text:p>
          </table:table-cell>
          <table:table-cell office:value-type="string" calcext:value-type="string">
            <text:p><text:a xlink:href="https://en.wiktionary.org/wiki/Reconstruction:Proto-Indo-European/dyḗws" xlink:type="simple">*dyḗws</text:a></text:p>
          </table:table-cell>
          <table:table-cell office:value-type="string" calcext:value-type="string">
            <text:p><text:a xlink:href="https://en.wiktionary.org/wiki/Reconstruction:Proto-Indo-Iranian/dyā́wš" xlink:type="simple">*dyā́wš</text:a>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en.wiktionary.org/wiki/wind" xlink:type="simple">wind</text:a></text:p>
          </table:table-cell>
          <table:table-cell office:value-type="string" calcext:value-type="string">
            <text:p><text:a xlink:href="https://en.wiktionary.org/w/index.php?title=Reconstruction:Proto-Indo-European/ḱewero-&amp;action=edit&amp;redlink=1" xlink:type="simple">*ḱewero-</text:a>, <text:a xlink:href="https://en.wiktionary.org/wiki/Reconstruction:Proto-Indo-European/h₂wéh₁n̥ts" xlink:type="simple">*h₂wéh₁n̥ts</text:a></text:p>
          </table:table-cell>
          <table:table-cell table:style-name="ce8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snow" xlink:type="simple">snow</text:a></text:p>
          </table:table-cell>
          <table:table-cell office:value-type="string" calcext:value-type="string">
            <text:p><text:a xlink:href="https://en.wiktionary.org/wiki/Reconstruction:Proto-Indo-European/snóygʷʰos" xlink:type="simple">*snóygʷʰos</text:a></text:p>
          </table:table-cell>
          <table:table-cell table:style-name="ce8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ice" xlink:type="simple">ice</text:a></text:p>
          </table:table-cell>
          <table:table-cell office:value-type="string" calcext:value-type="string">
            <text:p><text:a xlink:href="https://en.wiktionary.org/w/index.php?title=Reconstruction:Proto-Indo-European/yeǵ-&amp;action=edit&amp;redlink=1" xlink:type="simple">*yeǵ-</text:a></text:p>
          </table:table-cell>
          <table:table-cell table:style-name="ce8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smoke" xlink:type="simple">smoke</text:a></text:p>
          </table:table-cell>
          <table:table-cell office:value-type="string" calcext:value-type="string">
            <text:p><text:a xlink:href="https://en.wiktionary.org/wiki/Reconstruction:Proto-Indo-European/dʰuh₂mós" xlink:type="simple">*dʰuh₂mós</text:a></text:p>
          </table:table-cell>
          <table:table-cell office:value-type="string" calcext:value-type="string">
            <text:p><text:a xlink:href="https://en.wiktionary.org/wiki/Reconstruction:Proto-Indo-Iranian/dʰuHmás" xlink:type="simple">*dʰuHmás</text:a></text:p>
          </table:table-cell>
          <table:table-cell/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fire" xlink:type="simple">fire</text:a></text:p>
          </table:table-cell>
          <table:table-cell office:value-type="string" calcext:value-type="string">
            <text:p><text:a xlink:href="https://en.wiktionary.org/w/index.php?title=Reconstruction:Proto-Indo-European/h₁eh₂ter-&amp;action=edit&amp;redlink=1" xlink:type="simple">*h₁eh₂ter-</text:a>, <text:a xlink:href="https://en.wiktionary.org/wiki/Reconstruction:Proto-Indo-European/h₁n̥gʷnis" xlink:type="simple">*h₁n̥gʷnis</text:a>, <text:a xlink:href="https://en.wiktionary.org/wiki/Reconstruction:Proto-Indo-European/péh₂wr̥" xlink:type="simple">*péh₂wr̥</text:a></text:p>
          </table:table-cell>
          <table:table-cell office:value-type="string" calcext:value-type="string">
            <text:p><text:a xlink:href="https://en.wiktionary.org/w/index.php?title=Reconstruction:Proto-Indo-Iranian/Hagníš&amp;action=edit&amp;redlink=1" xlink:type="simple">*Hagníš</text:a> (Indo-Aryan), <text:a xlink:href="https://en.wiktionary.org/w/index.php?title=Reconstruction:Proto-Indo-Iranian/HaHtar-&amp;action=edit&amp;redlink=1" xlink:type="simple">*HaHtar-</text:a> (Iranian)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ash" xlink:type="simple">ash</text:a></text:p>
          </table:table-cell>
          <table:table-cell office:value-type="string" calcext:value-type="string">
            <text:p><text:a xlink:href="https://en.wiktionary.org/w/index.php?title=Reconstruction:Proto-Indo-European/h₃és-no-&amp;action=edit&amp;redlink=1" xlink:type="simple">*h₃és-no-</text:a>, <text:a xlink:href="https://en.wiktionary.org/w/index.php?title=Reconstruction:Proto-Indo-European/h₃és-i-&amp;action=edit&amp;redlink=1" xlink:type="simple">*h₃és-i-</text:a></text:p>
          </table:table-cell>
          <table:table-cell table:style-name="ce8"/>
          <table:table-cell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to <text:a xlink:href="https://en.wiktionary.org/wiki/burn" xlink:type="simple">burn</text:a></text:p>
          </table:table-cell>
          <table:table-cell office:value-type="string" calcext:value-type="string">
            <text:p><text:a xlink:href="https://en.wiktionary.org/wiki/Reconstruction:Proto-Indo-European/dʰegʷʰ-" xlink:type="simple">*dʰegʷʰ-</text:a>, <text:a xlink:href="https://en.wiktionary.org/w/index.php?title=Reconstruction:Proto-Indo-European/swel-&amp;action=edit&amp;redlink=1" xlink:type="simple">*swel-</text:a>, <text:a xlink:href="https://en.wiktionary.org/wiki/Reconstruction:Proto-Indo-European/h₁ews-" xlink:type="simple">*h₁ews-</text:a></text:p>
          </table:table-cell>
          <table:table-cell table:style-name="ce8"/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road" xlink:type="simple">road</text:a></text:p>
          </table:table-cell>
          <table:table-cell office:value-type="string" calcext:value-type="string">
            <text:p><text:a xlink:href="https://en.wiktionary.org/wiki/Reconstruction:Proto-Indo-European/pónth₁s" xlink:type="simple">*pónth₁s</text:a></text:p>
          </table:table-cell>
          <table:table-cell table:style-name="ce8"/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mountain" xlink:type="simple">mountain</text:a></text:p>
          </table:table-cell>
          <table:table-cell office:value-type="string" calcext:value-type="string">
            <text:p><text:a xlink:href="https://en.wiktionary.org/wiki/Reconstruction:Proto-Indo-European/men-" xlink:type="simple">*men-</text:a>, <text:a xlink:href="https://en.wiktionary.org/wiki/Reconstruction:Proto-Indo-European/bʰerǵʰ-" xlink:type="simple">*bʰerǵʰ-</text:a></text:p>
          </table:table-cell>
          <table:table-cell office:value-type="string" calcext:value-type="string">
            <text:p><text:a xlink:href="https://en.wiktionary.org/wiki/Reconstruction:Proto-Indo-Iranian/gr̥Híš" xlink:type="simple">*gr̥Híš</text:a>, <text:a xlink:href="https://en.wiktionary.org/wiki/Reconstruction:Proto-Indo-Iranian/párwatas" xlink:type="simple">*párwatas</text:a></text:p>
          </table:table-cell>
          <table:table-cell/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red" xlink:type="simple">red</text:a></text:p>
          </table:table-cell>
          <table:table-cell office:value-type="string" calcext:value-type="string">
            <text:p><text:a xlink:href="https://en.wiktionary.org/wiki/Reconstruction:Proto-Indo-European/h₁rewdʰ-" xlink:type="simple">*h₁rewdʰós</text:a></text:p>
          </table:table-cell>
          <table:table-cell office:value-type="string" calcext:value-type="string">
            <text:p><text:a xlink:href="https://en.wiktionary.org/wiki/Reconstruction:Proto-Indo-Iranian/Hráwdʰitas" xlink:type="simple">*Hráwdʰitas</text:a>, <text:a xlink:href="https://en.wiktionary.org/w/index.php?title=Reconstruction:Proto-Indo-Iranian/Hrudʰrás&amp;action=edit&amp;redlink=1" xlink:type="simple">*Hrudʰrás</text:a>, <text:a xlink:href="https://en.wiktionary.org/w/index.php?title=Reconstruction:Proto-Indo-Iranian/ĉáwnas&amp;action=edit&amp;redlink=1" xlink:type="simple">*ĉáwnas</text:a>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green" xlink:type="simple">green</text:a></text:p>
          </table:table-cell>
          <table:table-cell office:value-type="string" calcext:value-type="string">
            <text:p><text:a xlink:href="https://en.wiktionary.org/wiki/Reconstruction:Proto-Indo-European/ǵʰelh₃-" xlink:type="simple">*ǵʰelh₃-</text:a>, <text:a xlink:href="https://en.wiktionary.org/wiki/Reconstruction:Proto-Indo-European/gʰreh₁-" xlink:type="simple">*gʰreh₁-</text:a></text:p>
          </table:table-cell>
          <table:table-cell office:value-type="string" calcext:value-type="string">
            <text:p><text:a xlink:href="https://en.wiktionary.org/w/index.php?title=Reconstruction:Proto-Indo-Iranian/j́ʰáriš&amp;action=edit&amp;redlink=1" xlink:type="simple">*j́ʰáriš</text:a>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yellow" xlink:type="simple">yellow</text:a></text:p>
          </table:table-cell>
          <table:table-cell office:value-type="string" calcext:value-type="string">
            <text:p><text:a xlink:href="https://en.wiktionary.org/wiki/Reconstruction:Proto-Indo-European/ǵʰelh₃-" xlink:type="simple">*ǵʰelh₃-</text:a></text:p>
          </table:table-cell>
          <table:table-cell table:style-name="ce8"/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white" xlink:type="simple">white</text:a></text:p>
          </table:table-cell>
          <table:table-cell office:value-type="string" calcext:value-type="string">
            <text:p><text:a xlink:href="https://en.wiktionary.org/wiki/Reconstruction:Proto-Indo-European/h₂elbʰós" xlink:type="simple">*h₂elbʰós</text:a></text:p>
          </table:table-cell>
          <table:table-cell office:value-type="string" calcext:value-type="string">
            <text:p><text:a xlink:href="https://en.wiktionary.org/wiki/Reconstruction:Proto-Indo-Iranian/ćwaytás" xlink:type="simple">*ćwaytás</text:a></text:p>
          </table:table-cell>
          <table:table-cell/>
        </table:table-row>
        <table:table-row table:style-name="ro5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black" xlink:type="simple">black</text:a></text:p>
          </table:table-cell>
          <table:table-cell office:value-type="string" calcext:value-type="string">
            <text:p><text:a xlink:href="https://en.wiktionary.org/w/index.php?title=Reconstruction:Proto-Indo-European/swordós&amp;action=edit&amp;redlink=1" xlink:type="simple">*swordós</text:a>, <text:a xlink:href="https://en.wiktionary.org/wiki/Reconstruction:Proto-Indo-European/h₂ems-" xlink:type="simple">*h₂ems-</text:a>, <text:a xlink:href="https://en.wiktionary.org/wiki/Reconstruction:Proto-Indo-European/kr̥snós" xlink:type="simple">*kr̥snós</text:a></text:p>
          </table:table-cell>
          <table:table-cell office:value-type="string" calcext:value-type="string">
            <text:p><text:a xlink:href="https://en.wiktionary.org/wiki/Reconstruction:Proto-Indo-Iranian/kr̥šnás" xlink:type="simple">*kr̥šnás</text:a>, <text:a xlink:href="https://en.wiktionary.org/wiki/Reconstruction:Proto-Indo-Iranian/ćyaHwás" xlink:type="simple">*ćyaHwás</text:a>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night" xlink:type="simple">night</text:a></text:p>
          </table:table-cell>
          <table:table-cell office:value-type="string" calcext:value-type="string">
            <text:p><text:a xlink:href="https://en.wiktionary.org/wiki/Reconstruction:Proto-Indo-European/nókʷts" xlink:type="simple">*nókʷts</text:a></text:p>
          </table:table-cell>
          <table:table-cell office:value-type="string" calcext:value-type="string">
            <text:p><text:a xlink:href="https://en.wiktionary.org/w/index.php?title=Reconstruction:Proto-Indo-Iranian/kšáp&amp;action=edit&amp;redlink=1" xlink:type="simple">*kšáp</text:a>, <text:a xlink:href="https://en.wiktionary.org/w/index.php?title=Reconstruction:Proto-Indo-Iranian/nákts&amp;action=edit&amp;redlink=1" xlink:type="simple">*nákts</text:a>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day" xlink:type="simple">day</text:a></text:p>
          </table:table-cell>
          <table:table-cell office:value-type="string" calcext:value-type="string">
            <text:p><text:a xlink:href="https://en.wiktionary.org/w/index.php?title=Reconstruction:Proto-Indo-European/h₂eǵh-&amp;action=edit&amp;redlink=1" xlink:type="simple">*h₂eǵh-</text:a>, <text:a xlink:href="https://en.wiktionary.org/w/index.php?title=Reconstruction:Proto-Indo-European/dei-n-&amp;action=edit&amp;redlink=1" xlink:type="simple">*dei-n-</text:a></text:p>
          </table:table-cell>
          <table:table-cell table:style-name="ce8"/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tionary.org/wiki/year" xlink:type="simple">year</text:a></text:p>
          </table:table-cell>
          <table:table-cell office:value-type="string" calcext:value-type="string">
            <text:p><text:a xlink:href="https://en.wiktionary.org/wiki/Reconstruction:Proto-Indo-European/yeh₁-" xlink:type="simple">*yeh₁-</text:a>, <text:a xlink:href="https://en.wiktionary.org/wiki/Reconstruction:Proto-Indo-European/wétos" xlink:type="simple">*wétos</text:a></text:p>
          </table:table-cell>
          <table:table-cell office:value-type="string" calcext:value-type="string">
            <text:p><text:a xlink:href="https://en.wiktionary.org/wiki/Reconstruction:Proto-Indo-Iranian/ćarHáts" xlink:type="simple">*ćarHáts</text:a>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en.wiktionary.org/wiki/warm" xlink:type="simple">warm</text:a></text:p>
          </table:table-cell>
          <table:table-cell office:value-type="string" calcext:value-type="string">
            <text:p><text:a xlink:href="https://en.wiktionary.org/wiki/Reconstruction:Proto-Indo-European/tep-" xlink:type="simple">*tep-</text:a>, <text:a xlink:href="https://en.wiktionary.org/wiki/Reconstruction:Proto-Indo-European/gʷʰer-" xlink:type="simple">*gʷʰer-</text:a></text:p>
          </table:table-cell>
          <table:table-cell table:style-name="ce8"/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tionary.org/wiki/cold" xlink:type="simple">cold</text:a></text:p>
          </table:table-cell>
          <table:table-cell office:value-type="string" calcext:value-type="string">
            <text:p><text:a xlink:href="https://en.wiktionary.org/wiki/Reconstruction:Proto-Indo-European/gel-" xlink:type="simple">*gel-</text:a></text:p>
          </table:table-cell>
          <table:table-cell office:value-type="string" calcext:value-type="string">
            <text:p><text:a xlink:href="https://en.wiktionary.org/wiki/Reconstruction:Proto-Indo-Iranian/ȷ́ʰimás" xlink:type="simple">*ȷ́ʰimás</text:a>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full" xlink:type="simple">full</text:a></text:p>
          </table:table-cell>
          <table:table-cell office:value-type="string" calcext:value-type="string">
            <text:p><text:a xlink:href="https://en.wiktionary.org/wiki/Reconstruction:Proto-Indo-European/pl̥h₁nós" xlink:type="simple">*pl̥h₁nós</text:a></text:p>
          </table:table-cell>
          <table:table-cell office:value-type="string" calcext:value-type="string">
            <text:p><text:a xlink:href="https://en.wiktionary.org/wiki/Reconstruction:Proto-Indo-Iranian/pr̥Hnás" xlink:type="simple">*pr̥Hnás</text:a>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new" xlink:type="simple">new</text:a></text:p>
          </table:table-cell>
          <table:table-cell office:value-type="string" calcext:value-type="string">
            <text:p><text:a xlink:href="https://en.wiktionary.org/wiki/Reconstruction:Proto-Indo-European/néwos" xlink:type="simple">*néwos</text:a></text:p>
          </table:table-cell>
          <table:table-cell office:value-type="string" calcext:value-type="string">
            <text:p><text:a xlink:href="https://en.wiktionary.org/wiki/Reconstruction:Proto-Indo-Iranian/náwas" xlink:type="simple">*náwas</text:a>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old" xlink:type="simple">old</text:a></text:p>
          </table:table-cell>
          <table:table-cell office:value-type="string" calcext:value-type="string">
            <text:p><text:a xlink:href="https://en.wiktionary.org/wiki/Reconstruction:Proto-Indo-European/sénos" xlink:type="simple">*sénos</text:a></text:p>
          </table:table-cell>
          <table:table-cell office:value-type="string" calcext:value-type="string">
            <text:p><text:a xlink:href="https://en.wiktionary.org/w/index.php?title=Reconstruction:Proto-Indo-Iranian/ȷ́r̥Hnás&amp;action=edit&amp;redlink=1" xlink:type="simple">*ȷ́r̥Hnás</text:a></text:p>
          </table:table-cell>
          <table:table-cell/>
        </table:table-row>
        <table:table-row table:style-name="ro5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tionary.org/wiki/good" xlink:type="simple">good</text:a></text:p>
          </table:table-cell>
          <table:table-cell office:value-type="string" calcext:value-type="string">
            <text:p><text:a xlink:href="https://en.wiktionary.org/wiki/Reconstruction:Proto-Indo-European/bʰed-" xlink:type="simple">*bʰed-</text:a>, <text:a xlink:href="https://en.wiktionary.org/wiki/Reconstruction:Proto-Indo-European/h₁su-" xlink:type="simple">*h₁su-</text:a>, <text:a xlink:href="https://en.wiktionary.org/wiki/Reconstruction:Proto-Indo-European/h₁wésus" xlink:type="simple">*h₁wésus</text:a></text:p>
          </table:table-cell>
          <table:table-cell office:value-type="string" calcext:value-type="string">
            <text:p><text:a xlink:href="https://en.wiktionary.org/wiki/Reconstruction:Proto-Indo-Iranian/Hwásuš" xlink:type="simple">*Hwásuš</text:a>, <text:a xlink:href="https://en.wiktionary.org/wiki/Reconstruction:Proto-Indo-Iranian/ćriHrás" xlink:type="simple">*ćriHrás</text:a>, <text:a xlink:href="https://en.wiktionary.org/wiki/Reconstruction:Proto-Indo-Iranian/Hsu-" xlink:type="simple">*Hsu-</text:a>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bad" xlink:type="simple">bad</text:a></text:p>
          </table:table-cell>
          <table:table-cell office:value-type="string" calcext:value-type="string">
            <text:p><text:a xlink:href="https://en.wiktionary.org/w/index.php?title=Reconstruction:Proto-Indo-European/h₂wap-&amp;action=edit&amp;redlink=1" xlink:type="simple">*h₂wap-</text:a>, <text:a xlink:href="https://en.wiktionary.org/wiki/Reconstruction:Proto-Indo-European/dus-" xlink:type="simple">*dus-</text:a></text:p>
          </table:table-cell>
          <table:table-cell office:value-type="string" calcext:value-type="string">
            <text:p><text:a xlink:href="https://en.wiktionary.org/wiki/Reconstruction:Proto-Indo-Iranian/ákas" xlink:type="simple">*ákas</text:a>, <text:a xlink:href="https://en.wiktionary.org/wiki/Reconstruction:Proto-Indo-Iranian/pāpás" xlink:type="simple">*pāpás</text:a>, <text:a xlink:href="https://en.wiktionary.org/wiki/Reconstruction:Proto-Indo-Iranian/Hagʰás" xlink:type="simple">*Hagʰás</text:a>, <text:a xlink:href="https://en.wiktionary.org/wiki/Reconstruction:Proto-Indo-Iranian/duš-" xlink:type="simple">*duš-</text:a>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rotten" xlink:type="simple">rotten</text:a></text:p>
          </table:table-cell>
          <table:table-cell office:value-type="string" calcext:value-type="string">
            <text:p><text:a xlink:href="https://en.wiktionary.org/w/index.php?title=Reconstruction:Proto-Indo-European/pu-&amp;action=edit&amp;redlink=1" xlink:type="simple">*pu-</text:a></text:p>
          </table:table-cell>
          <table:table-cell table:style-name="ce8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tionary.org/wiki/dirty" xlink:type="simple">dirty</text:a></text:p>
          </table:table-cell>
          <table:table-cell office:value-type="string" calcext:value-type="string">
            <text:p><text:a xlink:href="https://en.wiktionary.org/w/index.php?title=Reconstruction:Proto-Indo-European/swerd-&amp;action=edit&amp;redlink=1" xlink:type="simple">*swerd-</text:a></text:p>
          </table:table-cell>
          <table:table-cell table:style-name="ce8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straight" xlink:type="simple">straight</text:a></text:p>
          </table:table-cell>
          <table:table-cell office:value-type="string" calcext:value-type="string">
            <text:p><text:a xlink:href="https://en.wiktionary.org/wiki/Reconstruction:Proto-Indo-European/h₃reǵtós" xlink:type="simple">*h₃reǵtós</text:a></text:p>
          </table:table-cell>
          <table:table-cell office:value-type="string" calcext:value-type="string">
            <text:p><text:a xlink:href="https://en.wiktionary.org/wiki/Reconstruction:Proto-Indo-Iranian/Hr̥ȷ́úš" xlink:type="simple">*Hr̥ȷ́úš</text:a>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round" xlink:type="simple">round</text:a>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sharp" xlink:type="simple">sharp</text:a> (as a knife)</text:p>
          </table:table-cell>
          <table:table-cell office:value-type="string" calcext:value-type="string">
            <text:p><text:a xlink:href="https://en.wiktionary.org/w/index.php?title=Reconstruction:Proto-Indo-European/h₁edʰ-&amp;action=edit&amp;redlink=1" xlink:type="simple">*h₁edʰ-</text:a>, <text:a xlink:href="https://en.wiktionary.org/wiki/Reconstruction:Proto-Indo-European/h₂ḱrós" xlink:type="simple">*h₂ḱrós</text:a></text:p>
          </table:table-cell>
          <table:table-cell office:value-type="string" calcext:value-type="string">
            <text:p><text:a xlink:href="https://en.wiktionary.org/w/index.php?title=Reconstruction:Proto-Indo-Iranian/tigmás&amp;action=edit&amp;redlink=1" xlink:type="simple">*tigmás</text:a>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dull" xlink:type="simple">dull</text:a> (as a knife)</text:p>
          </table:table-cell>
          <table:table-cell office:value-type="string" calcext:value-type="string">
            <text:p><text:a xlink:href="https://en.wiktionary.org/w/index.php?title=Reconstruction:Proto-Indo-European/dʰwel-&amp;action=edit&amp;redlink=1" xlink:type="simple">*dʰwel-</text:a></text:p>
          </table:table-cell>
          <table:table-cell table:style-name="ce8"/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en.wiktionary.org/wiki/smooth" xlink:type="simple">smooth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wet" xlink:type="simple">wet</text:a></text:p>
          </table:table-cell>
          <table:table-cell office:value-type="string" calcext:value-type="string">
            <text:p><text:a xlink:href="https://en.wiktionary.org/wiki/Reconstruction:Proto-Indo-European/wed-" xlink:type="simple">*wed-</text:a></text:p>
          </table:table-cell>
          <table:table-cell table:style-name="ce8"/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dry" xlink:type="simple">dry</text:a></text:p>
          </table:table-cell>
          <table:table-cell office:value-type="string" calcext:value-type="string">
            <text:p><text:a xlink:href="https://en.wiktionary.org/wiki/Reconstruction:Proto-Indo-European/ters-" xlink:type="simple">*ters-</text:a></text:p>
          </table:table-cell>
          <table:table-cell office:value-type="string" calcext:value-type="string">
            <text:p><text:a xlink:href="https://en.wiktionary.org/wiki/Reconstruction:Proto-Indo-Iranian/Hsúškas" xlink:type="simple">*Hsúškas</text:a>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correct" xlink:type="simple">correct</text:a></text:p>
          </table:table-cell>
          <table:table-cell office:value-type="string" calcext:value-type="string">
            <text:p><text:a xlink:href="https://en.wiktionary.org/wiki/Reconstruction:Proto-Indo-European/weh₁-" xlink:type="simple">*weh₁-</text:a></text:p>
          </table:table-cell>
          <table:table-cell office:value-type="string" calcext:value-type="string">
            <text:p><text:a xlink:href="https://en.wiktionary.org/wiki/Reconstruction:Proto-Indo-Iranian/Hr̥ȷ́úš" xlink:type="simple">*Hr̥ȷ́úš</text:a>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near" xlink:type="simple">near</text:a></text:p>
          </table:table-cell>
          <table:table-cell office:value-type="string" calcext:value-type="string">
            <text:p><text:a xlink:href="https://en.wiktionary.org/w/index.php?title=Reconstruction:Proto-Indo-European/h₁opi&amp;action=edit&amp;redlink=1" xlink:type="simple">*h₁opi</text:a>, <text:a xlink:href="https://en.wiktionary.org/wiki/Reconstruction:Proto-Indo-European/h₁epi" xlink:type="simple">*h₁epi</text:a>, <text:a xlink:href="https://en.wiktionary.org/wiki/Reconstruction:Proto-Indo-European/h₂énti" xlink:type="simple">*h₂énti</text:a></text:p>
          </table:table-cell>
          <table:table-cell table:style-name="ce8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tionary.org/wiki/far" xlink:type="simple">far</text:a></text:p>
          </table:table-cell>
          <table:table-cell office:value-type="string" calcext:value-type="string">
            <text:p><text:a xlink:href="https://en.wiktionary.org/wiki/Reconstruction:Proto-Indo-European/wi" xlink:type="simple">*wi</text:a></text:p>
          </table:table-cell>
          <table:table-cell table:style-name="ce8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right" xlink:type="simple">right</text:a></text:p>
          </table:table-cell>
          <table:table-cell office:value-type="string" calcext:value-type="string">
            <text:p><text:a xlink:href="https://en.wiktionary.org/wiki/Reconstruction:Proto-Indo-European/deḱs-" xlink:type="simple">*deḱs-</text:a></text:p>
          </table:table-cell>
          <table:table-cell office:value-type="string" calcext:value-type="string">
            <text:p><text:a xlink:href="https://en.wiktionary.org/wiki/Reconstruction:Proto-Indo-Iranian/dáćšinas" xlink:type="simple">*dáćšinas</text:a>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left" xlink:type="simple">left</text:a></text:p>
          </table:table-cell>
          <table:table-cell office:value-type="string" calcext:value-type="string">
            <text:p><text:a xlink:href="https://en.wiktionary.org/w/index.php?title=Reconstruction:Proto-Indo-European/leh₂ywós&amp;action=edit&amp;redlink=1" xlink:type="simple">*leh₂ywós</text:a></text:p>
          </table:table-cell>
          <table:table-cell office:value-type="string" calcext:value-type="string">
            <text:p><text:a xlink:href="https://en.wiktionary.org/wiki/Reconstruction:Proto-Indo-Iranian/sawyás" xlink:type="simple">*(H)sawyás</text:a>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tionary.org/wiki/at" xlink:type="simple">at</text:a></text:p>
          </table:table-cell>
          <table:table-cell office:value-type="string" calcext:value-type="string">
            <text:p><text:a xlink:href="https://en.wiktionary.org/wiki/Reconstruction:Proto-Indo-European/h₁epi" xlink:type="simple">*h₁epi</text:a>, <text:a xlink:href="https://en.wiktionary.org/w/index.php?title=Reconstruction:Proto-Indo-European/opi&amp;action=edit&amp;redlink=1" xlink:type="simple">*opi</text:a>, <text:a xlink:href="https://en.wiktionary.org/wiki/Reconstruction:Proto-Indo-European/h₂éd" xlink:type="simple">*h₂éd</text:a>, <text:a xlink:href="https://en.wiktionary.org/w/index.php?title=Reconstruction:Proto-Indo-European/h₃ebʰi&amp;action=edit&amp;redlink=1" xlink:type="simple">*h₃ebʰi</text:a>, <text:a xlink:href="https://en.wiktionary.org/w/index.php?title=Reconstruction:Proto-Indo-European/h₃bʰi&amp;action=edit&amp;redlink=1" xlink:type="simple">*h₃bʰi</text:a></text:p>
          </table:table-cell>
          <table:table-cell table:style-name="ce8"/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in" xlink:type="simple">in</text:a></text:p>
          </table:table-cell>
          <table:table-cell office:value-type="string" calcext:value-type="string">
            <text:p><text:a xlink:href="https://en.wiktionary.org/wiki/Reconstruction:Proto-Indo-European/h₁en" xlink:type="simple">*h₁en</text:a>, <text:a xlink:href="https://en.wiktionary.org/wiki/Reconstruction:Proto-Indo-European/h₁en" xlink:type="simple">*h₁(e)ntér</text:a></text:p>
          </table:table-cell>
          <table:table-cell table:style-name="ce8"/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with" xlink:type="simple">with</text:a></text:p>
          </table:table-cell>
          <table:table-cell office:value-type="string" calcext:value-type="string">
            <text:p><text:a xlink:href="https://en.wiktionary.org/wiki/Reconstruction:Proto-Indo-European/ḱóm" xlink:type="simple">*ḱóm</text:a>, <text:a xlink:href="https://en.wiktionary.org/w/index.php?title=Reconstruction:Proto-Indo-European/pe&amp;action=edit&amp;redlink=1" xlink:type="simple">*pe</text:a>, <text:a xlink:href="https://en.wiktionary.org/wiki/Reconstruction:Proto-Indo-European/me" xlink:type="simple">*me</text:a></text:p>
          </table:table-cell>
          <table:table-cell table:style-name="ce8"/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and" xlink:type="simple">and</text:a></text:p>
          </table:table-cell>
          <table:table-cell office:value-type="string" calcext:value-type="string">
            <text:p><text:a xlink:href="https://en.wiktionary.org/wiki/Reconstruction:Proto-Indo-European/-kʷe" xlink:type="simple">*-kʷe</text:a>, <text:a xlink:href="https://en.wiktionary.org/wiki/Reconstruction:Proto-Indo-European/de" xlink:type="simple">*de</text:a>, <text:a xlink:href="https://en.wiktionary.org/wiki/Reconstruction:Proto-Indo-European/nu" xlink:type="simple">*nu</text:a>, <text:a xlink:href="https://en.wiktionary.org/wiki/Reconstruction:Proto-Indo-European/h₁é" xlink:type="simple">*h₁é</text:a></text:p>
          </table:table-cell>
          <table:table-cell office:value-type="string" calcext:value-type="string">
            <text:p><text:a xlink:href="https://en.wiktionary.org/wiki/Reconstruction:Proto-Indo-Iranian/-ča" xlink:type="simple">*-ča</text:a>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tionary.org/wiki/if" xlink:type="simple">if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because" xlink:type="simple">because</text:a></text:p>
          </table:table-cell>
          <table:table-cell table:style-name="ce8" table:number-columns-repeated="2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name" xlink:type="simple">name</text:a></text:p>
          </table:table-cell>
          <table:table-cell office:value-type="string" calcext:value-type="string">
            <text:p><text:a xlink:href="https://en.wiktionary.org/wiki/Reconstruction:Proto-Indo-European/h₁nómn̥" xlink:type="simple">*h₁nómn̥</text:a></text:p>
          </table:table-cell>
          <table:table-cell office:value-type="string" calcext:value-type="string">
            <text:p><text:a xlink:href="https://en.wiktionary.org/wiki/Reconstruction:Proto-Indo-Iranian/Hnā́ma" xlink:type="simple">*Hnā́ma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N" style:font-name-asian="DejaVu Sans1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49:01.783992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16T10:44:36.086093338</meta:creation-date>
    <dc:date>2021-03-25T10:57:16.412821362</dc:date>
    <meta:editing-duration>P1DT7H58M29S</meta:editing-duration>
    <meta:editing-cycles>44</meta:editing-cycles>
    <meta:generator>LibreOffice/6.4.7.2$Linux_X86_64 LibreOffice_project/40$Build-2</meta:generator>
    <meta:document-statistic meta:table-count="2" meta:cell-count="9623" meta:object-count="0"/>
  </office:meta>
</office:document-meta>
</file>